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96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337cm"/>
    </style:style>
    <style:style style:name="co4" style:family="table-column">
      <style:table-column-properties fo:break-before="auto" style:column-width="2.364cm"/>
    </style:style>
    <style:style style:name="co5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CAR_LIEU,C,254</text:p>
          </table:table-cell>
          <table:table-cell office:value-type="string">
            <text:p>CAR_ANNEE,N,4,0</text:p>
          </table:table-cell>
          <table:table-cell office:value-type="string">
            <text:p>SON_ANNEE,N,4,0</text:p>
          </table:table-cell>
          <table:table-cell office:value-type="string">
            <text:p>SON_NIVEAU,C,50</text:p>
          </table:table-cell>
          <table:table-cell office:value-type="string">
            <text:p>POINT_X,N,19,8</text:p>
          </table:table-cell>
          <table:table-cell office:value-type="string">
            <text:p>POINT_Y,N,19,8</text:p>
          </table:table-cell>
        </table:table-row>
        <table:table-row table:style-name="ro1">
          <table:table-cell office:value-type="string">
            <text:p>Passage Piéton / Pont De Lavérune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7686.3955">
            <text:p>767686,3955</text:p>
          </table:table-cell>
          <table:table-cell office:value-type="float" office:value="6279032.6454">
            <text:p>6279032,6454</text:p>
          </table:table-cell>
        </table:table-row>
        <table:table-row table:style-name="ro1">
          <table:table-cell office:value-type="string">
            <text:p>Justice / Mende / Dunant</text:p>
          </table:table-cell>
          <table:table-cell office:value-type="float" office:value="1999">
            <text:p>1999</text:p>
          </table:table-cell>
          <table:table-cell office:value-type="float" office:value="2008">
            <text:p>2008</text:p>
          </table:table-cell>
          <table:table-cell office:value-type="string">
            <text:p>Tout</text:p>
          </table:table-cell>
          <table:table-cell office:value-type="float" office:value="770212.1862">
            <text:p>770212,1862</text:p>
          </table:table-cell>
          <table:table-cell office:value-type="float" office:value="6281259.1982">
            <text:p>6281259,1982</text:p>
          </table:table-cell>
        </table:table-row>
        <table:table-row table:style-name="ro1">
          <table:table-cell office:value-type="string">
            <text:p>Maurin / Bonnié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668.7974">
            <text:p>770668,7974</text:p>
          </table:table-cell>
          <table:table-cell office:value-type="float" office:value="6278543.3238">
            <text:p>6278543,3238</text:p>
          </table:table-cell>
        </table:table-row>
        <table:table-row table:style-name="ro1">
          <table:table-cell office:value-type="string">
            <text:p>Justice / Major Flandre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474.0937">
            <text:p>770474,0937</text:p>
          </table:table-cell>
          <table:table-cell office:value-type="float" office:value="6281274.1044">
            <text:p>6281274,1044</text:p>
          </table:table-cell>
        </table:table-row>
        <table:table-row table:style-name="ro1">
          <table:table-cell office:value-type="string">
            <text:p>Justice / Cétoines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660.6716">
            <text:p>770660,6716</text:p>
          </table:table-cell>
          <table:table-cell office:value-type="float" office:value="6281234.2079">
            <text:p>6281234,2079</text:p>
          </table:table-cell>
        </table:table-row>
        <table:table-row table:style-name="ro1">
          <table:table-cell office:value-type="string">
            <text:p>Justice / Montasinos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string">
            <text:p>Partiel</text:p>
          </table:table-cell>
          <table:table-cell office:value-type="float" office:value="771234.551">
            <text:p>771234,551</text:p>
          </table:table-cell>
          <table:table-cell office:value-type="float" office:value="6281173.9167">
            <text:p>6281173,9167</text:p>
          </table:table-cell>
        </table:table-row>
        <table:table-row table:style-name="ro1">
          <table:table-cell office:value-type="string">
            <text:p>Mende / Lycée Agricole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610.9136">
            <text:p>769610,9136</text:p>
          </table:table-cell>
          <table:table-cell office:value-type="float" office:value="6283352.0901">
            <text:p>6283352,0901</text:p>
          </table:table-cell>
        </table:table-row>
        <table:table-row table:style-name="ro1">
          <table:table-cell office:value-type="string">
            <text:p>Passage Piéton / Ecole Painlevé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2555.807">
            <text:p>772555,807</text:p>
          </table:table-cell>
          <table:table-cell office:value-type="float" office:value="6279540.4597">
            <text:p>6279540,4597</text:p>
          </table:table-cell>
        </table:table-row>
        <table:table-row table:style-name="ro1">
          <table:table-cell office:value-type="string">
            <text:p>Liberté / Les Grezes</text:p>
          </table:table-cell>
          <table:table-cell office:value-type="float" office:value="2012">
            <text:p>2012</text:p>
          </table:table-cell>
          <table:table-cell office:value-type="float" office:value="2008">
            <text:p>2008</text:p>
          </table:table-cell>
          <table:table-cell office:value-type="string">
            <text:p>Partiel</text:p>
          </table:table-cell>
          <table:table-cell office:value-type="float" office:value="766914.1184">
            <text:p>766914,1184</text:p>
          </table:table-cell>
          <table:table-cell office:value-type="float" office:value="6279490.7905">
            <text:p>6279490,7905</text:p>
          </table:table-cell>
        </table:table-row>
        <table:table-row table:style-name="ro1">
          <table:table-cell office:value-type="string">
            <text:p>Sainte Barbe / CEMH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6539.4787">
            <text:p>766539,4787</text:p>
          </table:table-cell>
          <table:table-cell office:value-type="float" office:value="6281624.1155">
            <text:p>6281624,1155</text:p>
          </table:table-cell>
        </table:table-row>
        <table:table-row table:style-name="ro1">
          <table:table-cell office:value-type="string">
            <text:p>Grabels / Valsière ( R D 127 )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6830.9042">
            <text:p>766830,9042</text:p>
          </table:table-cell>
          <table:table-cell office:value-type="float" office:value="6282701.1469">
            <text:p>6282701,1469</text:p>
          </table:table-cell>
        </table:table-row>
        <table:table-row table:style-name="ro1">
          <table:table-cell office:value-type="string">
            <text:p>Europe / Cos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6098.8378">
            <text:p>766098,8378</text:p>
          </table:table-cell>
          <table:table-cell office:value-type="float" office:value="6280617.2643">
            <text:p>6280617,2643</text:p>
          </table:table-cell>
        </table:table-row>
        <table:table-row table:style-name="ro1">
          <table:table-cell office:value-type="string">
            <text:p>Passage Piéton / Soulas / Les deux Ruisseaux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8821.7125">
            <text:p>768821,7125</text:p>
          </table:table-cell>
          <table:table-cell office:value-type="float" office:value="6280978.0158">
            <text:p>6280978,0158</text:p>
          </table:table-cell>
        </table:table-row>
        <table:table-row table:style-name="ro1">
          <table:table-cell office:value-type="string">
            <text:p>Soulas / Eucalyptus</text:p>
          </table:table-cell>
          <table:table-cell office:value-type="float" office:value="2011">
            <text:p>2011</text:p>
          </table:table-cell>
          <table:table-cell office:value-type="float" office:value="2009">
            <text:p>2009</text:p>
          </table:table-cell>
          <table:table-cell office:value-type="string">
            <text:p>Tout</text:p>
          </table:table-cell>
          <table:table-cell office:value-type="float" office:value="768993.5917">
            <text:p>768993,5917</text:p>
          </table:table-cell>
          <table:table-cell office:value-type="float" office:value="6280776.2617">
            <text:p>6280776,2617</text:p>
          </table:table-cell>
        </table:table-row>
        <table:table-row table:style-name="ro1">
          <table:table-cell office:value-type="string">
            <text:p>Marès / Voie Domitienne / Soulas</text:p>
          </table:table-cell>
          <table:table-cell office:value-type="float" office:value="2000">
            <text:p>2000</text:p>
          </table:table-cell>
          <table:table-cell office:value-type="float" office:value="2010">
            <text:p>2010</text:p>
          </table:table-cell>
          <table:table-cell office:value-type="string">
            <text:p>Partiel</text:p>
          </table:table-cell>
          <table:table-cell office:value-type="float" office:value="769257.0585">
            <text:p>769257,0585</text:p>
          </table:table-cell>
          <table:table-cell office:value-type="float" office:value="6280556.5159">
            <text:p>6280556,5159</text:p>
          </table:table-cell>
        </table:table-row>
        <table:table-row table:style-name="ro1">
          <table:table-cell office:value-type="string">
            <text:p>Bouisse / Mr Teste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7128.4925">
            <text:p>767128,4925</text:p>
          </table:table-cell>
          <table:table-cell office:value-type="float" office:value="6279380.2267">
            <text:p>6279380,2267</text:p>
          </table:table-cell>
        </table:table-row>
        <table:table-row table:style-name="ro1">
          <table:table-cell office:value-type="string">
            <text:p>Monsieur Teste / Eiffel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7420.1372">
            <text:p>767420,1372</text:p>
          </table:table-cell>
          <table:table-cell office:value-type="float" office:value="6279151.727">
            <text:p>6279151,727</text:p>
          </table:table-cell>
        </table:table-row>
        <table:table-row table:style-name="ro1">
          <table:table-cell office:value-type="string">
            <text:p>Einstein / Becquerel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3881.9744">
            <text:p>773881,9744</text:p>
          </table:table-cell>
          <table:table-cell office:value-type="float" office:value="6279479.6449">
            <text:p>6279479,6449</text:p>
          </table:table-cell>
        </table:table-row>
        <table:table-row table:style-name="ro1">
          <table:table-cell office:value-type="string">
            <text:p>Rimbaud / Allées Rubens</text:p>
          </table:table-cell>
          <table:table-cell office:value-type="float" office:value="2000">
            <text:p>2000</text:p>
          </table:table-cell>
          <table:table-cell office:value-type="float" office:value="2009">
            <text:p>2009</text:p>
          </table:table-cell>
          <table:table-cell office:value-type="string">
            <text:p>Partiel</text:p>
          </table:table-cell>
          <table:table-cell office:value-type="float" office:value="768320.8064">
            <text:p>768320,8064</text:p>
          </table:table-cell>
          <table:table-cell office:value-type="float" office:value="6280321.4923">
            <text:p>6280321,4923</text:p>
          </table:table-cell>
        </table:table-row>
        <table:table-row table:style-name="ro1">
          <table:table-cell office:value-type="string">
            <text:p>Rimbaud / Carrieu / St Clément</text:p>
          </table:table-cell>
          <table:table-cell office:value-type="float" office:value="1999">
            <text:p>1999</text:p>
          </table:table-cell>
          <table:table-cell office:value-type="float" office:value="2008">
            <text:p>2008</text:p>
          </table:table-cell>
          <table:table-cell office:value-type="string">
            <text:p>Partiel</text:p>
          </table:table-cell>
          <table:table-cell office:value-type="float" office:value="768091.2472">
            <text:p>768091,2472</text:p>
          </table:table-cell>
          <table:table-cell office:value-type="float" office:value="6280215.3987">
            <text:p>6280215,3987</text:p>
          </table:table-cell>
        </table:table-row>
        <table:table-row table:style-name="ro1">
          <table:table-cell office:value-type="string">
            <text:p>Boulevard Des Sports / Saint Maur / Novingens</text:p>
          </table:table-cell>
          <table:table-cell office:value-type="float" office:value="2007">
            <text:p>2007</text:p>
          </table:table-cell>
          <table:table-cell office:value-type="float" office:value="2005">
            <text:p>2005</text:p>
          </table:table-cell>
          <table:table-cell office:value-type="string">
            <text:p>Tout</text:p>
          </table:table-cell>
          <table:table-cell office:value-type="float" office:value="772151.2125">
            <text:p>772151,2125</text:p>
          </table:table-cell>
          <table:table-cell office:value-type="float" office:value="6280361.4706">
            <text:p>6280361,4706</text:p>
          </table:table-cell>
        </table:table-row>
        <table:table-row table:style-name="ro1">
          <table:table-cell office:value-type="string">
            <text:p>Pont Du Garigliano</text:p>
          </table:table-cell>
          <table:table-cell office:value-type="float" office:value="2002">
            <text:p>2002</text:p>
          </table:table-cell>
          <table:table-cell office:value-type="float" office:value="2005">
            <text:p>2005</text:p>
          </table:table-cell>
          <table:table-cell office:value-type="string">
            <text:p>Tout</text:p>
          </table:table-cell>
          <table:table-cell office:value-type="float" office:value="772448.274">
            <text:p>772448,274</text:p>
          </table:table-cell>
          <table:table-cell office:value-type="float" office:value="6280325.7923">
            <text:p>6280325,7923</text:p>
          </table:table-cell>
        </table:table-row>
        <table:table-row table:style-name="ro1">
          <table:table-cell office:value-type="string">
            <text:p>Pompignane / Vieille Poste</text:p>
          </table:table-cell>
          <table:table-cell office:value-type="float" office:value="1998">
            <text:p>1998</text:p>
          </table:table-cell>
          <table:table-cell office:value-type="float" office:value="2007">
            <text:p>2007</text:p>
          </table:table-cell>
          <table:table-cell office:value-type="string">
            <text:p>Partiel</text:p>
          </table:table-cell>
          <table:table-cell office:value-type="float" office:value="772585.3675">
            <text:p>772585,3675</text:p>
          </table:table-cell>
          <table:table-cell office:value-type="float" office:value="6279398.8289">
            <text:p>6279398,8289</text:p>
          </table:table-cell>
        </table:table-row>
        <table:table-row table:style-name="ro1">
          <table:table-cell office:value-type="string">
            <text:p>Passage Piéton / Assas / Bartholdi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373.6295">
            <text:p>769373,6295</text:p>
          </table:table-cell>
          <table:table-cell office:value-type="float" office:value="6280303.714">
            <text:p>6280303,714</text:p>
          </table:table-cell>
        </table:table-row>
        <table:table-row table:style-name="ro1">
          <table:table-cell office:value-type="string">
            <text:p>Passage Piéton / Mas d'Argeliers ( Casino )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1844.7401">
            <text:p>771844,7401</text:p>
          </table:table-cell>
          <table:table-cell office:value-type="float" office:value="6276818.1709">
            <text:p>6276818,1709</text:p>
          </table:table-cell>
        </table:table-row>
        <table:table-row table:style-name="ro1">
          <table:table-cell office:value-type="string">
            <text:p>Pavelet / Castelle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220.9768">
            <text:p>770220,9768</text:p>
          </table:table-cell>
          <table:table-cell office:value-type="float" office:value="6276019.3158">
            <text:p>6276019,3158</text:p>
          </table:table-cell>
        </table:table-row>
        <table:table-row table:style-name="ro1">
          <table:table-cell office:value-type="string">
            <text:p>Pavelet / Cholet / Méhul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751.0142">
            <text:p>769751,0142</text:p>
          </table:table-cell>
          <table:table-cell office:value-type="float" office:value="6276290.7853">
            <text:p>6276290,7853</text:p>
          </table:table-cell>
        </table:table-row>
        <table:table-row table:style-name="ro1">
          <table:table-cell office:value-type="string">
            <text:p>Barcelone / Leyde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5995.701">
            <text:p>765995,701</text:p>
          </table:table-cell>
          <table:table-cell office:value-type="float" office:value="6280860.7864">
            <text:p>6280860,7864</text:p>
          </table:table-cell>
        </table:table-row>
        <table:table-row table:style-name="ro1">
          <table:table-cell office:value-type="string">
            <text:p>Barcelone / Saragosse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6000.0508">
            <text:p>766000,0508</text:p>
          </table:table-cell>
          <table:table-cell office:value-type="float" office:value="6280963.6987">
            <text:p>6280963,6987</text:p>
          </table:table-cell>
        </table:table-row>
        <table:table-row table:style-name="ro1">
          <table:table-cell office:value-type="string">
            <text:p>Barcelone / Cambridge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6004.85">
            <text:p>766004,85</text:p>
          </table:table-cell>
          <table:table-cell office:value-type="float" office:value="6281100.9512">
            <text:p>6281100,9512</text:p>
          </table:table-cell>
        </table:table-row>
        <table:table-row table:style-name="ro1">
          <table:table-cell office:value-type="string">
            <text:p>Lavérune / Chasseur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075.7335">
            <text:p>769075,7335</text:p>
          </table:table-cell>
          <table:table-cell office:value-type="float" office:value="6278576.8138">
            <text:p>6278576,8138</text:p>
          </table:table-cell>
        </table:table-row>
        <table:table-row table:style-name="ro1">
          <table:table-cell office:value-type="string">
            <text:p>Lavérune / Lavandin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8668.8359">
            <text:p>768668,8359</text:p>
          </table:table-cell>
          <table:table-cell office:value-type="float" office:value="6278362.7494">
            <text:p>6278362,7494</text:p>
          </table:table-cell>
        </table:table-row>
        <table:table-row table:style-name="ro1">
          <table:table-cell office:value-type="string">
            <text:p>Lavérune / Robespierre</text:p>
          </table:table-cell>
          <table:table-cell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string">
            <text:p>Tout</text:p>
          </table:table-cell>
          <table:table-cell office:value-type="float" office:value="768283.6367">
            <text:p>768283,6367</text:p>
          </table:table-cell>
          <table:table-cell office:value-type="float" office:value="6278337.3633">
            <text:p>6278337,3633</text:p>
          </table:table-cell>
        </table:table-row>
        <table:table-row table:style-name="ro1">
          <table:table-cell office:value-type="string">
            <text:p>Lavérune / Danton</text:p>
          </table:table-cell>
          <table:table-cell office:value-type="float" office:value="2000">
            <text:p>2000</text:p>
          </table:table-cell>
          <table:table-cell office:value-type="float" office:value="2009">
            <text:p>2009</text:p>
          </table:table-cell>
          <table:table-cell office:value-type="string">
            <text:p>Aucun</text:p>
          </table:table-cell>
          <table:table-cell office:value-type="float" office:value="768093.0974">
            <text:p>768093,0974</text:p>
          </table:table-cell>
          <table:table-cell office:value-type="float" office:value="6278198.3158">
            <text:p>6278198,3158</text:p>
          </table:table-cell>
        </table:table-row>
        <table:table-row table:style-name="ro1">
          <table:table-cell office:value-type="string">
            <text:p>Marie De Montpellier / Antonelli / Chélia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2382.1519">
            <text:p>772382,1519</text:p>
          </table:table-cell>
          <table:table-cell office:value-type="float" office:value="6278327.2986">
            <text:p>6278327,2986</text:p>
          </table:table-cell>
        </table:table-row>
        <table:table-row table:style-name="ro1">
          <table:table-cell office:value-type="string">
            <text:p>Place Ernest Granier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2729.0632">
            <text:p>772729,0632</text:p>
          </table:table-cell>
          <table:table-cell office:value-type="float" office:value="6278506.7737">
            <text:p>6278506,7737</text:p>
          </table:table-cell>
        </table:table-row>
        <table:table-row table:style-name="ro1">
          <table:table-cell office:value-type="string">
            <text:p>Dubout / Perruque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900.0218">
            <text:p>770900,0218</text:p>
          </table:table-cell>
          <table:table-cell office:value-type="float" office:value="6277938.9858">
            <text:p>6277938,9858</text:p>
          </table:table-cell>
        </table:table-row>
        <table:table-row table:style-name="ro1">
          <table:table-cell office:value-type="string">
            <text:p>Léonard De Vinci / Albert Einstein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string">
            <text:p>Partiel</text:p>
          </table:table-cell>
          <table:table-cell office:value-type="float" office:value="773208.9584">
            <text:p>773208,9584</text:p>
          </table:table-cell>
          <table:table-cell office:value-type="float" office:value="6279228.3319">
            <text:p>6279228,3319</text:p>
          </table:table-cell>
        </table:table-row>
        <table:table-row table:style-name="ro1">
          <table:table-cell office:value-type="string">
            <text:p>Boulevard Des Sports / Liron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1930.8283">
            <text:p>771930,8283</text:p>
          </table:table-cell>
          <table:table-cell office:value-type="float" office:value="6280417.0699">
            <text:p>6280417,0699</text:p>
          </table:table-cell>
        </table:table-row>
        <table:table-row table:style-name="ro1">
          <table:table-cell office:value-type="string">
            <text:p>Saint Vincent De Paul / Piéton CESDA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607.3686">
            <text:p>770607,3686</text:p>
          </table:table-cell>
          <table:table-cell office:value-type="float" office:value="6280698.8628">
            <text:p>6280698,8628</text:p>
          </table:table-cell>
        </table:table-row>
        <table:table-row table:style-name="ro1">
          <table:table-cell office:value-type="string">
            <text:p>Passage Piéton / Ecole Des Pin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8327.5583">
            <text:p>768327,5583</text:p>
          </table:table-cell>
          <table:table-cell office:value-type="float" office:value="6280126.8322">
            <text:p>6280126,8322</text:p>
          </table:table-cell>
        </table:table-row>
        <table:table-row table:style-name="ro1">
          <table:table-cell office:value-type="string">
            <text:p>Industrie / Fabre De Morlhon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1475.6511">
            <text:p>771475,6511</text:p>
          </table:table-cell>
          <table:table-cell office:value-type="float" office:value="6277069.0557">
            <text:p>6277069,0557</text:p>
          </table:table-cell>
        </table:table-row>
        <table:table-row table:style-name="ro1">
          <table:table-cell office:value-type="string">
            <text:p>Palavas / Pont Trinquat</text:p>
          </table:table-cell>
          <table:table-cell table:number-columns-repeated="2" office:value-type="float" office:value="2012">
            <text:p>2012</text:p>
          </table:table-cell>
          <table:table-cell office:value-type="string">
            <text:p>Partiel</text:p>
          </table:table-cell>
          <table:table-cell office:value-type="float" office:value="771450.8026">
            <text:p>771450,8026</text:p>
          </table:table-cell>
          <table:table-cell office:value-type="float" office:value="6278390.6075">
            <text:p>6278390,6075</text:p>
          </table:table-cell>
        </table:table-row>
        <table:table-row table:style-name="ro1">
          <table:table-cell office:value-type="string">
            <text:p>Industrie / Marché Gare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1265.4645">
            <text:p>771265,4645</text:p>
          </table:table-cell>
          <table:table-cell office:value-type="float" office:value="6276641.5114">
            <text:p>6276641,5114</text:p>
          </table:table-cell>
        </table:table-row>
        <table:table-row table:style-name="ro1">
          <table:table-cell office:value-type="string">
            <text:p>Pic Saint Loup / Parguel / Plan des Quatre Seigneurs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207.584">
            <text:p>769207,584</text:p>
          </table:table-cell>
          <table:table-cell office:value-type="float" office:value="6282783.9324">
            <text:p>6282783,9324</text:p>
          </table:table-cell>
        </table:table-row>
        <table:table-row table:style-name="ro1">
          <table:table-cell office:value-type="string">
            <text:p>Nîmes / Yehudi Menuhin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1474.9943">
            <text:p>771474,9943</text:p>
          </table:table-cell>
          <table:table-cell office:value-type="float" office:value="6280143.8851">
            <text:p>6280143,8851</text:p>
          </table:table-cell>
        </table:table-row>
        <table:table-row table:style-name="ro1">
          <table:table-cell office:value-type="string">
            <text:p>Mende / Arthur Young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557.6387">
            <text:p>769557,6387</text:p>
          </table:table-cell>
          <table:table-cell office:value-type="float" office:value="6283269.9728">
            <text:p>6283269,9728</text:p>
          </table:table-cell>
        </table:table-row>
        <table:table-row table:style-name="ro1">
          <table:table-cell office:value-type="string">
            <text:p>Passage Piéton / Pompignane / Hôtel De Région</text:p>
          </table:table-cell>
          <table:table-cell office:value-type="float" office:value="2003">
            <text:p>2003</text:p>
          </table:table-cell>
          <table:table-cell office:value-type="float" office:value="2005">
            <text:p>2005</text:p>
          </table:table-cell>
          <table:table-cell office:value-type="string">
            <text:p>Tout</text:p>
          </table:table-cell>
          <table:table-cell office:value-type="float" office:value="772569.9119">
            <text:p>772569,9119</text:p>
          </table:table-cell>
          <table:table-cell office:value-type="float" office:value="6279122.2979">
            <text:p>6279122,2979</text:p>
          </table:table-cell>
        </table:table-row>
        <table:table-row table:style-name="ro1">
          <table:table-cell office:value-type="string">
            <text:p>Route De Mauguio / Avenue de Grammont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5102.8047">
            <text:p>775102,8047</text:p>
          </table:table-cell>
          <table:table-cell office:value-type="float" office:value="6279655.4976">
            <text:p>6279655,4976</text:p>
          </table:table-cell>
        </table:table-row>
        <table:table-row table:style-name="ro1">
          <table:table-cell office:value-type="string">
            <text:p>Pompignane / Salaison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2477.3306">
            <text:p>772477,3306</text:p>
          </table:table-cell>
          <table:table-cell office:value-type="float" office:value="6280762.1162">
            <text:p>6280762,1162</text:p>
          </table:table-cell>
        </table:table-row>
        <table:table-row table:style-name="ro1">
          <table:table-cell office:value-type="string">
            <text:p>Val De Montferrand / Jussieu</text:p>
          </table:table-cell>
          <table:table-cell office:value-type="float" office:value="2001">
            <text:p>2001</text:p>
          </table:table-cell>
          <table:table-cell office:value-type="float" office:value="2009">
            <text:p>2009</text:p>
          </table:table-cell>
          <table:table-cell office:value-type="string">
            <text:p>Partiel</text:p>
          </table:table-cell>
          <table:table-cell office:value-type="float" office:value="770501.8704">
            <text:p>770501,8704</text:p>
          </table:table-cell>
          <table:table-cell office:value-type="float" office:value="6282335.2966">
            <text:p>6282335,2966</text:p>
          </table:table-cell>
        </table:table-row>
        <table:table-row table:style-name="ro1">
          <table:table-cell office:value-type="string">
            <text:p>Agathois / Sainte Barbe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6441.8723">
            <text:p>766441,8723</text:p>
          </table:table-cell>
          <table:table-cell office:value-type="float" office:value="6281624.3157">
            <text:p>6281624,3157</text:p>
          </table:table-cell>
        </table:table-row>
        <table:table-row table:style-name="ro1">
          <table:table-cell office:value-type="string">
            <text:p>Europe / Biterrois / Albigeois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6398.1816">
            <text:p>766398,1816</text:p>
          </table:table-cell>
          <table:table-cell office:value-type="float" office:value="6281857.9368">
            <text:p>6281857,9368</text:p>
          </table:table-cell>
        </table:table-row>
        <table:table-row table:style-name="ro1">
          <table:table-cell office:value-type="string">
            <text:p>Pont Badie / Centre Commercial / Station St Paul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6366.7129">
            <text:p>766366,7129</text:p>
          </table:table-cell>
          <table:table-cell office:value-type="float" office:value="6281623.6648">
            <text:p>6281623,6648</text:p>
          </table:table-cell>
        </table:table-row>
        <table:table-row table:style-name="ro1">
          <table:table-cell office:value-type="string">
            <text:p>Dezeuze / Colline</text:p>
          </table:table-cell>
          <table:table-cell office:value-type="float" office:value="2012">
            <text:p>2012</text:p>
          </table:table-cell>
          <table:table-cell office:value-type="float" office:value="2011">
            <text:p>2011</text:p>
          </table:table-cell>
          <table:table-cell office:value-type="string">
            <text:p>Tout</text:p>
          </table:table-cell>
          <table:table-cell office:value-type="float" office:value="767960.3732">
            <text:p>767960,3732</text:p>
          </table:table-cell>
          <table:table-cell office:value-type="float" office:value="6279212.4475">
            <text:p>6279212,4475</text:p>
          </table:table-cell>
        </table:table-row>
        <table:table-row table:style-name="ro1">
          <table:table-cell office:value-type="string">
            <text:p>Pont De Lavérune / Mr Teste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7599.4834">
            <text:p>767599,4834</text:p>
          </table:table-cell>
          <table:table-cell office:value-type="float" office:value="6278953.7633">
            <text:p>6278953,7633</text:p>
          </table:table-cell>
        </table:table-row>
        <table:table-row table:style-name="ro1">
          <table:table-cell office:value-type="string">
            <text:p>Moulins / Closerie Du Château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8030.5435">
            <text:p>768030,5435</text:p>
          </table:table-cell>
          <table:table-cell office:value-type="float" office:value="6281822.5228">
            <text:p>6281822,5228</text:p>
          </table:table-cell>
        </table:table-row>
        <table:table-row table:style-name="ro1">
          <table:table-cell office:value-type="string">
            <text:p>Passage Piéton / Ganges / La Lironde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8374.5795">
            <text:p>768374,5795</text:p>
          </table:table-cell>
          <table:table-cell office:value-type="float" office:value="6282782.3631">
            <text:p>6282782,3631</text:p>
          </table:table-cell>
        </table:table-row>
        <table:table-row table:style-name="ro1">
          <table:table-cell office:value-type="string">
            <text:p>Blayac / Picard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6475.1656">
            <text:p>766475,1656</text:p>
          </table:table-cell>
          <table:table-cell office:value-type="float" office:value="6281152.5138">
            <text:p>6281152,5138</text:p>
          </table:table-cell>
        </table:table-row>
        <table:table-row table:style-name="ro1">
          <table:table-cell office:value-type="string">
            <text:p>Mondial / Samuel Morse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3748.6037">
            <text:p>773748,6037</text:p>
          </table:table-cell>
          <table:table-cell office:value-type="float" office:value="6279041.2844">
            <text:p>6279041,2844</text:p>
          </table:table-cell>
        </table:table-row>
        <table:table-row table:style-name="ro1">
          <table:table-cell office:value-type="string">
            <text:p>Louis Blanc / Vernières / Bonne Nouvelle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1108.0265">
            <text:p>771108,0265</text:p>
          </table:table-cell>
          <table:table-cell office:value-type="float" office:value="6279846.105">
            <text:p>6279846,105</text:p>
          </table:table-cell>
        </table:table-row>
        <table:table-row table:style-name="ro1">
          <table:table-cell office:value-type="string">
            <text:p>Passage Piéton / Fabre de Morlh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1247.0729">
            <text:p>771247,0729</text:p>
          </table:table-cell>
          <table:table-cell office:value-type="float" office:value="6277201.4658">
            <text:p>6277201,4658</text:p>
          </table:table-cell>
        </table:table-row>
        <table:table-row table:style-name="ro1">
          <table:table-cell office:value-type="string">
            <text:p>Lodeve / Favre de Saint Casto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66839.1955">
            <text:p>766839,1955</text:p>
          </table:table-cell>
          <table:table-cell office:value-type="float" office:value="6279867.0682">
            <text:p>6279867,0682</text:p>
          </table:table-cell>
        </table:table-row>
        <table:table-row table:style-name="ro1">
          <table:table-cell office:value-type="string">
            <text:p>Roqueturière / Valérie Larbaud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1450.8585">
            <text:p>771450,8585</text:p>
          </table:table-cell>
          <table:table-cell office:value-type="float" office:value="6281733.0459">
            <text:p>6281733,0459</text:p>
          </table:table-cell>
        </table:table-row>
        <table:table-row table:style-name="ro1">
          <table:table-cell office:value-type="string">
            <text:p>Passage Piéton / Mas d'Argeliers ( Quick )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1905.8258">
            <text:p>771905,8258</text:p>
          </table:table-cell>
          <table:table-cell office:value-type="float" office:value="6276957.2776">
            <text:p>6276957,2776</text:p>
          </table:table-cell>
        </table:table-row>
        <table:table-row table:style-name="ro1">
          <table:table-cell office:value-type="string">
            <text:p>Toulouse / Chemin de Poutingon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016.5361">
            <text:p>769016,5361</text:p>
          </table:table-cell>
          <table:table-cell office:value-type="float" office:value="6276926.5062">
            <text:p>6276926,5062</text:p>
          </table:table-cell>
        </table:table-row>
        <table:table-row table:style-name="ro1">
          <table:table-cell office:value-type="string">
            <text:p>Saint Lazare / Reine d'Italie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office:value-type="string">
            <text:p>Tout</text:p>
          </table:table-cell>
          <table:table-cell office:value-type="float" office:value="771784.1218">
            <text:p>771784,1218</text:p>
          </table:table-cell>
          <table:table-cell office:value-type="float" office:value="6281039.2762">
            <text:p>6281039,2762</text:p>
          </table:table-cell>
        </table:table-row>
        <table:table-row table:style-name="ro1">
          <table:table-cell office:value-type="string">
            <text:p>Passage Piéton Palavas / Fabrèges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Tout</text:p>
          </table:table-cell>
          <table:table-cell office:value-type="float" office:value="771572.7699">
            <text:p>771572,7699</text:p>
          </table:table-cell>
          <table:table-cell office:value-type="float" office:value="6278020.3459">
            <text:p>6278020,3459</text:p>
          </table:table-cell>
        </table:table-row>
        <table:table-row table:style-name="ro1">
          <table:table-cell office:value-type="string">
            <text:p>Vauguières / Alternat / Pont de l'autoroute A9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4218.7767">
            <text:p>774218,7767</text:p>
          </table:table-cell>
          <table:table-cell office:value-type="float" office:value="6278356.8126">
            <text:p>6278356,8126</text:p>
          </table:table-cell>
        </table:table-row>
        <table:table-row table:style-name="ro1">
          <table:table-cell office:value-type="string">
            <text:p>Moularès / Centrayrargues</text:p>
          </table:table-cell>
          <table:table-cell office:value-type="float" office:value="1994">
            <text:p>1994</text:p>
          </table:table-cell>
          <table:table-cell office:value-type="float" office:value="2011">
            <text:p>2011</text:p>
          </table:table-cell>
          <table:table-cell office:value-type="string">
            <text:p>Tout</text:p>
          </table:table-cell>
          <table:table-cell office:value-type="float" office:value="771940.3295">
            <text:p>771940,3295</text:p>
          </table:table-cell>
          <table:table-cell office:value-type="float" office:value="6277712.6478">
            <text:p>6277712,6478</text:p>
          </table:table-cell>
        </table:table-row>
        <table:table-row table:style-name="ro1">
          <table:table-cell office:value-type="string">
            <text:p>Palavas / Centrayrargues</text:p>
          </table:table-cell>
          <table:table-cell office:value-type="float" office:value="2008">
            <text:p>2008</text:p>
          </table:table-cell>
          <table:table-cell office:value-type="float" office:value="2005">
            <text:p>2005</text:p>
          </table:table-cell>
          <table:table-cell office:value-type="string">
            <text:p>Partiel</text:p>
          </table:table-cell>
          <table:table-cell office:value-type="float" office:value="771748.096">
            <text:p>771748,096</text:p>
          </table:table-cell>
          <table:table-cell office:value-type="float" office:value="6277752.0028">
            <text:p>6277752,0028</text:p>
          </table:table-cell>
        </table:table-row>
        <table:table-row table:style-name="ro1">
          <table:table-cell office:value-type="string">
            <text:p>Agriculture / Las Sorbès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138.7807">
            <text:p>769138,7807</text:p>
          </table:table-cell>
          <table:table-cell office:value-type="float" office:value="6279989.5822">
            <text:p>6279989,5822</text:p>
          </table:table-cell>
        </table:table-row>
        <table:table-row table:style-name="ro1">
          <table:table-cell office:value-type="string">
            <text:p>Assas / Roumieux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675.2561">
            <text:p>769675,2561</text:p>
          </table:table-cell>
          <table:table-cell office:value-type="float" office:value="6280006.045">
            <text:p>6280006,045</text:p>
          </table:table-cell>
        </table:table-row>
        <table:table-row table:style-name="ro1">
          <table:table-cell office:value-type="string">
            <text:p>Figairasse ( Passage Alterné )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8947.7687">
            <text:p>768947,7687</text:p>
          </table:table-cell>
          <table:table-cell office:value-type="float" office:value="6278862.7039">
            <text:p>6278862,7039</text:p>
          </table:table-cell>
        </table:table-row>
        <table:table-row table:style-name="ro1">
          <table:table-cell office:value-type="string">
            <text:p>Passage Piéton / Ecole Du Lez / Alphonse Jui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2526.8067">
            <text:p>772526,8067</text:p>
          </table:table-cell>
          <table:table-cell office:value-type="float" office:value="6280346.9316">
            <text:p>6280346,9316</text:p>
          </table:table-cell>
        </table:table-row>
        <table:table-row table:style-name="ro1">
          <table:table-cell office:value-type="string">
            <text:p>Vieille Poste / Pinville</text:p>
          </table:table-cell>
          <table:table-cell office:value-type="float" office:value="2010">
            <text:p>2010</text:p>
          </table:table-cell>
          <table:table-cell office:value-type="float" office:value="2006">
            <text:p>2006</text:p>
          </table:table-cell>
          <table:table-cell office:value-type="string">
            <text:p>Tout</text:p>
          </table:table-cell>
          <table:table-cell office:value-type="float" office:value="773073.1967">
            <text:p>773073,1967</text:p>
          </table:table-cell>
          <table:table-cell office:value-type="float" office:value="6279797.5746">
            <text:p>6279797,5746</text:p>
          </table:table-cell>
        </table:table-row>
        <table:table-row table:style-name="ro1">
          <table:table-cell office:value-type="string">
            <text:p>Vieille Poste / Nobel</text:p>
          </table:table-cell>
          <table:table-cell office:value-type="float" office:value="2008">
            <text:p>2008</text:p>
          </table:table-cell>
          <table:table-cell office:value-type="float" office:value="2006">
            <text:p>2006</text:p>
          </table:table-cell>
          <table:table-cell office:value-type="string">
            <text:p>Partiel</text:p>
          </table:table-cell>
          <table:table-cell office:value-type="float" office:value="773509.5751">
            <text:p>773509,5751</text:p>
          </table:table-cell>
          <table:table-cell office:value-type="float" office:value="6280104.9463">
            <text:p>6280104,9463</text:p>
          </table:table-cell>
        </table:table-row>
        <table:table-row table:style-name="ro1">
          <table:table-cell office:value-type="string">
            <text:p>Ravaz / Casseyrols / Cévennes</text:p>
          </table:table-cell>
          <table:table-cell office:value-type="float" office:value="2011">
            <text:p>2011</text:p>
          </table:table-cell>
          <table:table-cell office:value-type="float" office:value="2010">
            <text:p>2010</text:p>
          </table:table-cell>
          <table:table-cell office:value-type="string">
            <text:p>Partiel</text:p>
          </table:table-cell>
          <table:table-cell office:value-type="float" office:value="768343.2084">
            <text:p>768343,2084</text:p>
          </table:table-cell>
          <table:table-cell office:value-type="float" office:value="6280690.0486">
            <text:p>6280690,0486</text:p>
          </table:table-cell>
        </table:table-row>
        <table:table-row table:style-name="ro1">
          <table:table-cell office:value-type="string">
            <text:p>Rimbaud / Ravaz / Marès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8680.1898">
            <text:p>768680,1898</text:p>
          </table:table-cell>
          <table:table-cell office:value-type="float" office:value="6280481.732">
            <text:p>6280481,732</text:p>
          </table:table-cell>
        </table:table-row>
        <table:table-row table:style-name="ro1">
          <table:table-cell office:value-type="string">
            <text:p>Agriculture / Las Cazes / Ravaz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8912.4087">
            <text:p>768912,4087</text:p>
          </table:table-cell>
          <table:table-cell office:value-type="float" office:value="6280233.3245">
            <text:p>6280233,3245</text:p>
          </table:table-cell>
        </table:table-row>
        <table:table-row table:style-name="ro1">
          <table:table-cell office:value-type="string">
            <text:p>Passage Piéton / Liberté / Craponne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855.3086">
            <text:p>769855,3086</text:p>
          </table:table-cell>
          <table:table-cell office:value-type="float" office:value="6278791.4953">
            <text:p>6278791,4953</text:p>
          </table:table-cell>
        </table:table-row>
        <table:table-row table:style-name="ro1">
          <table:table-cell office:value-type="string">
            <text:p>Lakanal / Fabre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921.6145">
            <text:p>770921,6145</text:p>
          </table:table-cell>
          <table:table-cell office:value-type="float" office:value="6280136.8441">
            <text:p>6280136,8441</text:p>
          </table:table-cell>
        </table:table-row>
        <table:table-row table:style-name="ro1">
          <table:table-cell office:value-type="string">
            <text:p>Bertin Sans / Jalade / Diacon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767.187">
            <text:p>769767,187</text:p>
          </table:table-cell>
          <table:table-cell office:value-type="float" office:value="6281401.0323">
            <text:p>6281401,0323</text:p>
          </table:table-cell>
        </table:table-row>
        <table:table-row table:style-name="ro1">
          <table:table-cell office:value-type="string">
            <text:p>Michelet / Etats Du Languedoc</text:p>
          </table:table-cell>
          <table:table-cell office:value-type="float" office:value="2000">
            <text:p>2000</text:p>
          </table:table-cell>
          <table:table-cell office:value-type="float" office:value="2011">
            <text:p>2011</text:p>
          </table:table-cell>
          <table:table-cell office:value-type="string">
            <text:p>Tout</text:p>
          </table:table-cell>
          <table:table-cell office:value-type="float" office:value="771534.8063">
            <text:p>771534,8063</text:p>
          </table:table-cell>
          <table:table-cell office:value-type="float" office:value="6279079.2867">
            <text:p>6279079,2867</text:p>
          </table:table-cell>
        </table:table-row>
        <table:table-row table:style-name="ro1">
          <table:table-cell office:value-type="string">
            <text:p>Figuerolles / Clare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647.3167">
            <text:p>769647,3167</text:p>
          </table:table-cell>
          <table:table-cell office:value-type="float" office:value="6278914.7198">
            <text:p>6278914,7198</text:p>
          </table:table-cell>
        </table:table-row>
        <table:table-row table:style-name="ro1">
          <table:table-cell office:value-type="string">
            <text:p>Passage Piéton / Liberté / Guirlande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587.2559">
            <text:p>769587,2559</text:p>
          </table:table-cell>
          <table:table-cell office:value-type="float" office:value="6279210.2342">
            <text:p>6279210,2342</text:p>
          </table:table-cell>
        </table:table-row>
        <table:table-row table:style-name="ro1">
          <table:table-cell office:value-type="string">
            <text:p>Castelnau / Proudhon / Aubeterre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933.325">
            <text:p>770933,325</text:p>
          </table:table-cell>
          <table:table-cell office:value-type="float" office:value="6280301.5265">
            <text:p>6280301,5265</text:p>
          </table:table-cell>
        </table:table-row>
        <table:table-row table:style-name="ro1">
          <table:table-cell office:value-type="string">
            <text:p>Saint Vincent De Paul / Marie Caizergues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743.2673">
            <text:p>770743,2673</text:p>
          </table:table-cell>
          <table:table-cell office:value-type="float" office:value="6280554.8105">
            <text:p>6280554,8105</text:p>
          </table:table-cell>
        </table:table-row>
        <table:table-row table:style-name="ro1">
          <table:table-cell office:value-type="string">
            <text:p>Soulas / Muriers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8611.1853">
            <text:p>768611,1853</text:p>
          </table:table-cell>
          <table:table-cell office:value-type="float" office:value="6281099.6846">
            <text:p>6281099,6846</text:p>
          </table:table-cell>
        </table:table-row>
        <table:table-row table:style-name="ro1">
          <table:table-cell office:value-type="string">
            <text:p>Assas / Las Sorbès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537.4966">
            <text:p>769537,4966</text:p>
          </table:table-cell>
          <table:table-cell office:value-type="float" office:value="6280153.8957">
            <text:p>6280153,8957</text:p>
          </table:table-cell>
        </table:table-row>
        <table:table-row table:style-name="ro1">
          <table:table-cell office:value-type="string">
            <text:p>Jacques Cartier / Poséidon</text:p>
          </table:table-cell>
          <table:table-cell office:value-type="float" office:value="1999">
            <text:p>1999</text:p>
          </table:table-cell>
          <table:table-cell office:value-type="float" office:value="2010">
            <text:p>2010</text:p>
          </table:table-cell>
          <table:table-cell office:value-type="string">
            <text:p>Tout</text:p>
          </table:table-cell>
          <table:table-cell office:value-type="float" office:value="772197.0424">
            <text:p>772197,0424</text:p>
          </table:table-cell>
          <table:table-cell office:value-type="float" office:value="6279046.2026">
            <text:p>6279046,2026</text:p>
          </table:table-cell>
        </table:table-row>
        <table:table-row table:style-name="ro1">
          <table:table-cell office:value-type="string">
            <text:p>Rabelais / Palavas / Aiguerelles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1450.8834">
            <text:p>771450,8834</text:p>
          </table:table-cell>
          <table:table-cell office:value-type="float" office:value="6278486.8534">
            <text:p>6278486,8534</text:p>
          </table:table-cell>
        </table:table-row>
        <table:table-row table:style-name="ro1">
          <table:table-cell office:value-type="string">
            <text:p>Rabelais / Perruque / Peysson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1025.8345">
            <text:p>771025,8345</text:p>
          </table:table-cell>
          <table:table-cell office:value-type="float" office:value="6278343.7291">
            <text:p>6278343,7291</text:p>
          </table:table-cell>
        </table:table-row>
        <table:table-row table:style-name="ro1">
          <table:table-cell office:value-type="string">
            <text:p>Orient / Protestants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1609.5498">
            <text:p>771609,5498</text:p>
          </table:table-cell>
          <table:table-cell office:value-type="float" office:value="6278577.6318">
            <text:p>6278577,6318</text:p>
          </table:table-cell>
        </table:table-row>
        <table:table-row table:style-name="ro1">
          <table:table-cell office:value-type="string">
            <text:p>Rabelais / Bazille / Henry René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1283.4694">
            <text:p>771283,4694</text:p>
          </table:table-cell>
          <table:table-cell office:value-type="float" office:value="6278452.8523">
            <text:p>6278452,8523</text:p>
          </table:table-cell>
        </table:table-row>
        <table:table-row table:style-name="ro1">
          <table:table-cell office:value-type="string">
            <text:p>Droits De L'Homme / Moularès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2241.598">
            <text:p>772241,598</text:p>
          </table:table-cell>
          <table:table-cell office:value-type="float" office:value="6278569.6867">
            <text:p>6278569,6867</text:p>
          </table:table-cell>
        </table:table-row>
        <table:table-row table:style-name="ro1">
          <table:table-cell office:value-type="string">
            <text:p>Droits De L'Homme / Consuls De Mer</text:p>
          </table:table-cell>
          <table:table-cell office:value-type="float" office:value="1999">
            <text:p>1999</text:p>
          </table:table-cell>
          <table:table-cell office:value-type="float" office:value="2007">
            <text:p>2007</text:p>
          </table:table-cell>
          <table:table-cell office:value-type="string">
            <text:p>Partiel</text:p>
          </table:table-cell>
          <table:table-cell office:value-type="float" office:value="772276.0478">
            <text:p>772276,0478</text:p>
          </table:table-cell>
          <table:table-cell office:value-type="float" office:value="6278732.8666">
            <text:p>6278732,8666</text:p>
          </table:table-cell>
        </table:table-row>
        <table:table-row table:style-name="ro1">
          <table:table-cell office:value-type="string">
            <text:p>Cardonille / Truc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8265.6942">
            <text:p>768265,6942</text:p>
          </table:table-cell>
          <table:table-cell office:value-type="float" office:value="6282196.2771">
            <text:p>6282196,2771</text:p>
          </table:table-cell>
        </table:table-row>
        <table:table-row table:style-name="ro1">
          <table:table-cell office:value-type="string">
            <text:p>Europe / Uppsala / Lauraguais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6395.3773">
            <text:p>766395,3773</text:p>
          </table:table-cell>
          <table:table-cell office:value-type="float" office:value="6281499.8159">
            <text:p>6281499,8159</text:p>
          </table:table-cell>
        </table:table-row>
        <table:table-row table:style-name="ro1">
          <table:table-cell office:value-type="string">
            <text:p>Europe / Oxford / Blayac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6350.9563">
            <text:p>766350,9563</text:p>
          </table:table-cell>
          <table:table-cell office:value-type="float" office:value="6281226.6365">
            <text:p>6281226,6365</text:p>
          </table:table-cell>
        </table:table-row>
        <table:table-row table:style-name="ro1">
          <table:table-cell office:value-type="string">
            <text:p>Pont Trinquat / Origan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1739.834">
            <text:p>771739,834</text:p>
          </table:table-cell>
          <table:table-cell office:value-type="float" office:value="6278264.0137">
            <text:p>6278264,0137</text:p>
          </table:table-cell>
        </table:table-row>
        <table:table-row table:style-name="ro1">
          <table:table-cell office:value-type="string">
            <text:p>Val De Montferrand / Chênai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486.0464">
            <text:p>770486,0464</text:p>
          </table:table-cell>
          <table:table-cell office:value-type="float" office:value="6282125.2281">
            <text:p>6282125,2281</text:p>
          </table:table-cell>
        </table:table-row>
        <table:table-row table:style-name="ro1">
          <table:table-cell office:value-type="string">
            <text:p>Rimbaud / Ravaz / Marès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8655.1867">
            <text:p>768655,1867</text:p>
          </table:table-cell>
          <table:table-cell office:value-type="float" office:value="6280476.1757">
            <text:p>6280476,1757</text:p>
          </table:table-cell>
        </table:table-row>
        <table:table-row table:style-name="ro1">
          <table:table-cell office:value-type="string">
            <text:p>Vauguières / Mas de Brousse / Lycée Mendes France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4289.1674">
            <text:p>774289,1674</text:p>
          </table:table-cell>
          <table:table-cell office:value-type="float" office:value="6278252.9537">
            <text:p>6278252,9537</text:p>
          </table:table-cell>
        </table:table-row>
        <table:table-row table:style-name="ro1">
          <table:table-cell office:value-type="string">
            <text:p>Soulas / Château D'O</text:p>
          </table:table-cell>
          <table:table-cell office:value-type="float" office:value="1999">
            <text:p>1999</text:p>
          </table:table-cell>
          <table:table-cell office:value-type="float" office:value="2013">
            <text:p>2013</text:p>
          </table:table-cell>
          <table:table-cell office:value-type="string">
            <text:p>Partiel</text:p>
          </table:table-cell>
          <table:table-cell office:value-type="float" office:value="768125.5786">
            <text:p>768125,5786</text:p>
          </table:table-cell>
          <table:table-cell office:value-type="float" office:value="6281536.4978">
            <text:p>6281536,4978</text:p>
          </table:table-cell>
        </table:table-row>
        <table:table-row table:style-name="ro1">
          <table:table-cell office:value-type="string">
            <text:p>Einstein / Vauguières</text:p>
          </table:table-cell>
          <table:table-cell table:number-columns-repeated="2" office:value-type="float" office:value="2011">
            <text:p>2011</text:p>
          </table:table-cell>
          <table:table-cell office:value-type="string">
            <text:p>Tout</text:p>
          </table:table-cell>
          <table:table-cell office:value-type="float" office:value="772925.7485">
            <text:p>772925,7485</text:p>
          </table:table-cell>
          <table:table-cell office:value-type="float" office:value="6278910.6475">
            <text:p>6278910,6475</text:p>
          </table:table-cell>
        </table:table-row>
        <table:table-row table:style-name="ro1">
          <table:table-cell office:value-type="string">
            <text:p>Ravaz / Avant-Monts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8234.7406">
            <text:p>768234,7406</text:p>
          </table:table-cell>
          <table:table-cell office:value-type="float" office:value="6280759.4814">
            <text:p>6280759,4814</text:p>
          </table:table-cell>
        </table:table-row>
        <table:table-row table:style-name="ro1">
          <table:table-cell office:value-type="string">
            <text:p>Passage Piéton / Av.Albert Einstein</text:p>
          </table:table-cell>
          <table:table-cell table:number-columns-repeated="2" office:value-type="float" office:value="2011">
            <text:p>2011</text:p>
          </table:table-cell>
          <table:table-cell office:value-type="string">
            <text:p>Tout</text:p>
          </table:table-cell>
          <table:table-cell office:value-type="float" office:value="773071.6427">
            <text:p>773071,6427</text:p>
          </table:table-cell>
          <table:table-cell office:value-type="float" office:value="6279049.001">
            <text:p>6279049,001</text:p>
          </table:table-cell>
        </table:table-row>
        <table:table-row table:style-name="ro1">
          <table:table-cell office:value-type="string">
            <text:p>Soulas / Saint Priest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8253.33">
            <text:p>768253,33</text:p>
          </table:table-cell>
          <table:table-cell office:value-type="float" office:value="6281445.3289">
            <text:p>6281445,3289</text:p>
          </table:table-cell>
        </table:table-row>
        <table:table-row table:style-name="ro1">
          <table:table-cell office:value-type="string">
            <text:p>Soulas / Muscadet / Aramon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8394.803">
            <text:p>768394,803</text:p>
          </table:table-cell>
          <table:table-cell office:value-type="float" office:value="6281274.9279">
            <text:p>6281274,9279</text:p>
          </table:table-cell>
        </table:table-row>
        <table:table-row table:style-name="ro1">
          <table:table-cell office:value-type="string">
            <text:p>Antigone / Léon Blum</text:p>
          </table:table-cell>
          <table:table-cell office:value-type="float" office:value="1999">
            <text:p>1999</text:p>
          </table:table-cell>
          <table:table-cell office:value-type="float" office:value="2009">
            <text:p>2009</text:p>
          </table:table-cell>
          <table:table-cell office:value-type="string">
            <text:p>Partiel</text:p>
          </table:table-cell>
          <table:table-cell office:value-type="float" office:value="771929.2112">
            <text:p>771929,2112</text:p>
          </table:table-cell>
          <table:table-cell office:value-type="float" office:value="6279286.2476">
            <text:p>6279286,2476</text:p>
          </table:table-cell>
        </table:table-row>
        <table:table-row table:style-name="ro1">
          <table:table-cell office:value-type="string">
            <text:p>Mermoz / Sémalen</text:p>
          </table:table-cell>
          <table:table-cell office:value-type="float" office:value="2011">
            <text:p>2011</text:p>
          </table:table-cell>
          <table:table-cell office:value-type="float" office:value="2009">
            <text:p>2009</text:p>
          </table:table-cell>
          <table:table-cell office:value-type="string">
            <text:p>Partiel</text:p>
          </table:table-cell>
          <table:table-cell office:value-type="float" office:value="771823.6113">
            <text:p>771823,6113</text:p>
          </table:table-cell>
          <table:table-cell office:value-type="float" office:value="6279638.7594">
            <text:p>6279638,7594</text:p>
          </table:table-cell>
        </table:table-row>
        <table:table-row table:style-name="ro1">
          <table:table-cell office:value-type="string">
            <text:p>Jacques Cartier / Léon Blum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Tout</text:p>
          </table:table-cell>
          <table:table-cell office:value-type="float" office:value="771913.4596">
            <text:p>771913,4596</text:p>
          </table:table-cell>
          <table:table-cell office:value-type="float" office:value="6279068.8995">
            <text:p>6279068,8995</text:p>
          </table:table-cell>
        </table:table-row>
        <table:table-row table:style-name="ro1">
          <table:table-cell office:value-type="string">
            <text:p>Grasset / Marchand / Crova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126.1123">
            <text:p>770126,1123</text:p>
          </table:table-cell>
          <table:table-cell office:value-type="float" office:value="6280669.6907">
            <text:p>6280669,6907</text:p>
          </table:table-cell>
        </table:table-row>
        <table:table-row table:style-name="ro1">
          <table:table-cell office:value-type="string">
            <text:p>Mermoz / Montmorency</text:p>
          </table:table-cell>
          <table:table-cell office:value-type="float" office:value="2011">
            <text:p>2011</text:p>
          </table:table-cell>
          <table:table-cell office:value-type="float" office:value="2005">
            <text:p>2005</text:p>
          </table:table-cell>
          <table:table-cell office:value-type="string">
            <text:p>Partiel</text:p>
          </table:table-cell>
          <table:table-cell office:value-type="float" office:value="771906.0967">
            <text:p>771906,0967</text:p>
          </table:table-cell>
          <table:table-cell office:value-type="float" office:value="6279434.2352">
            <text:p>6279434,2352</text:p>
          </table:table-cell>
        </table:table-row>
        <table:table-row table:style-name="ro1">
          <table:table-cell office:value-type="string">
            <text:p>Berthelot / Ernest Michel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542.8424">
            <text:p>770542,8424</text:p>
          </table:table-cell>
          <table:table-cell office:value-type="float" office:value="6278204.3944">
            <text:p>6278204,3944</text:p>
          </table:table-cell>
        </table:table-row>
        <table:table-row table:style-name="ro1">
          <table:table-cell office:value-type="string">
            <text:p>Place Godechot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159.8115">
            <text:p>770159,8115</text:p>
          </table:table-cell>
          <table:table-cell office:value-type="float" office:value="6280531.3947">
            <text:p>6280531,3947</text:p>
          </table:table-cell>
        </table:table-row>
        <table:table-row table:style-name="ro1">
          <table:table-cell office:value-type="string">
            <text:p>Aéroport International / Poséidon</text:p>
          </table:table-cell>
          <table:table-cell office:value-type="float" office:value="1999">
            <text:p>1999</text:p>
          </table:table-cell>
          <table:table-cell office:value-type="float" office:value="2007">
            <text:p>2007</text:p>
          </table:table-cell>
          <table:table-cell office:value-type="string">
            <text:p>Partiel</text:p>
          </table:table-cell>
          <table:table-cell office:value-type="float" office:value="772245.9769">
            <text:p>772245,9769</text:p>
          </table:table-cell>
          <table:table-cell office:value-type="float" office:value="6279291.5524">
            <text:p>6279291,5524</text:p>
          </table:table-cell>
        </table:table-row>
        <table:table-row table:style-name="ro1">
          <table:table-cell office:value-type="string">
            <text:p>Lavandin / Foncouverte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131.0666">
            <text:p>769131,0666</text:p>
          </table:table-cell>
          <table:table-cell office:value-type="float" office:value="6278212.7401">
            <text:p>6278212,7401</text:p>
          </table:table-cell>
        </table:table-row>
        <table:table-row table:style-name="ro1">
          <table:table-cell office:value-type="string">
            <text:p>Ravaz / Edmond Lautard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7932.5699">
            <text:p>767932,5699</text:p>
          </table:table-cell>
          <table:table-cell office:value-type="float" office:value="6281018.0732">
            <text:p>6281018,0732</text:p>
          </table:table-cell>
        </table:table-row>
        <table:table-row table:style-name="ro1">
          <table:table-cell office:value-type="string">
            <text:p>Lodève / Marronniers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7083.7212">
            <text:p>767083,7212</text:p>
          </table:table-cell>
          <table:table-cell office:value-type="float" office:value="6279879.4645">
            <text:p>6279879,4645</text:p>
          </table:table-cell>
        </table:table-row>
        <table:table-row table:style-name="ro1">
          <table:table-cell office:value-type="string">
            <text:p>Lodève / Paul Rimbaud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7378.3284">
            <text:p>767378,3284</text:p>
          </table:table-cell>
          <table:table-cell office:value-type="float" office:value="6279872.8229">
            <text:p>6279872,8229</text:p>
          </table:table-cell>
        </table:table-row>
        <table:table-row table:style-name="ro1">
          <table:table-cell office:value-type="string">
            <text:p>Rond Point Du Château D'O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7993.1965">
            <text:p>767993,1965</text:p>
          </table:table-cell>
          <table:table-cell office:value-type="float" office:value="6281700.5153">
            <text:p>6281700,5153</text:p>
          </table:table-cell>
        </table:table-row>
        <table:table-row table:style-name="ro1">
          <table:table-cell office:value-type="string">
            <text:p>Mas d'Argeliers / Marché gare</text:p>
          </table:table-cell>
          <table:table-cell office:value-type="float" office:value="2000">
            <text:p>2000</text:p>
          </table:table-cell>
          <table:table-cell office:value-type="float" office:value="2008">
            <text:p>2008</text:p>
          </table:table-cell>
          <table:table-cell office:value-type="string">
            <text:p>Partiel</text:p>
          </table:table-cell>
          <table:table-cell office:value-type="float" office:value="771694.9265">
            <text:p>771694,9265</text:p>
          </table:table-cell>
          <table:table-cell office:value-type="float" office:value="6276428.915">
            <text:p>6276428,915</text:p>
          </table:table-cell>
        </table:table-row>
        <table:table-row table:style-name="ro1">
          <table:table-cell office:value-type="string">
            <text:p>Montels-église / Bessède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890.9339">
            <text:p>770890,9339</text:p>
          </table:table-cell>
          <table:table-cell office:value-type="float" office:value="6275932.4789">
            <text:p>6275932,4789</text:p>
          </table:table-cell>
        </table:table-row>
        <table:table-row table:style-name="ro1">
          <table:table-cell office:value-type="string">
            <text:p>Vanières / Bugarel / Paul Valéry</text:p>
          </table:table-cell>
          <table:table-cell office:value-type="float" office:value="2000">
            <text:p>2000</text:p>
          </table:table-cell>
          <table:table-cell office:value-type="float" office:value="2010">
            <text:p>2010</text:p>
          </table:table-cell>
          <table:table-cell office:value-type="string">
            <text:p>Partiel</text:p>
          </table:table-cell>
          <table:table-cell office:value-type="float" office:value="768876.5183">
            <text:p>768876,5183</text:p>
          </table:table-cell>
          <table:table-cell office:value-type="float" office:value="6277430.7042">
            <text:p>6277430,7042</text:p>
          </table:table-cell>
        </table:table-row>
        <table:table-row table:style-name="ro1">
          <table:table-cell office:value-type="string">
            <text:p>Moulins / Saint Priest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8063.769">
            <text:p>768063,769</text:p>
          </table:table-cell>
          <table:table-cell office:value-type="float" office:value="6281991.805">
            <text:p>6281991,805</text:p>
          </table:table-cell>
        </table:table-row>
        <table:table-row table:style-name="ro1">
          <table:table-cell office:value-type="string">
            <text:p>Moulins / Cardonille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8105.5619">
            <text:p>768105,5619</text:p>
          </table:table-cell>
          <table:table-cell office:value-type="float" office:value="6282123.5449">
            <text:p>6282123,5449</text:p>
          </table:table-cell>
        </table:table-row>
        <table:table-row table:style-name="ro1">
          <table:table-cell office:value-type="string">
            <text:p>Ganges / Cardonille / Doyen Turchini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8444.9141">
            <text:p>768444,9141</text:p>
          </table:table-cell>
          <table:table-cell office:value-type="float" office:value="6282277.3844">
            <text:p>6282277,3844</text:p>
          </table:table-cell>
        </table:table-row>
        <table:table-row table:style-name="ro1">
          <table:table-cell office:value-type="string">
            <text:p>Bologne / Tipasa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6003.5734">
            <text:p>766003,5734</text:p>
          </table:table-cell>
          <table:table-cell office:value-type="float" office:value="6281452.9043">
            <text:p>6281452,9043</text:p>
          </table:table-cell>
        </table:table-row>
        <table:table-row table:style-name="ro1">
          <table:table-cell office:value-type="string">
            <text:p>Pr. Viala / Grabels / 18 Juin 1940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7102.1954">
            <text:p>767102,1954</text:p>
          </table:table-cell>
          <table:table-cell office:value-type="float" office:value="6282337.5243">
            <text:p>6282337,5243</text:p>
          </table:table-cell>
        </table:table-row>
        <table:table-row table:style-name="ro1">
          <table:table-cell office:value-type="string">
            <text:p>Bologne / Bari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6004.8943">
            <text:p>766004,8943</text:p>
          </table:table-cell>
          <table:table-cell office:value-type="float" office:value="6281375.7787">
            <text:p>6281375,7787</text:p>
          </table:table-cell>
        </table:table-row>
        <table:table-row table:style-name="ro1">
          <table:table-cell office:value-type="string">
            <text:p>Moularès / Palavas</text:p>
          </table:table-cell>
          <table:table-cell office:value-type="float" office:value="1994">
            <text:p>1994</text:p>
          </table:table-cell>
          <table:table-cell office:value-type="float" office:value="2005">
            <text:p>2005</text:p>
          </table:table-cell>
          <table:table-cell office:value-type="string">
            <text:p>Tout</text:p>
          </table:table-cell>
          <table:table-cell office:value-type="float" office:value="771872.6484">
            <text:p>771872,6484</text:p>
          </table:table-cell>
          <table:table-cell office:value-type="float" office:value="6277492.3491">
            <text:p>6277492,3491</text:p>
          </table:table-cell>
        </table:table-row>
        <table:table-row table:style-name="ro1">
          <table:table-cell office:value-type="string">
            <text:p>Dubout / Citée Mion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1355.3466">
            <text:p>771355,3466</text:p>
          </table:table-cell>
          <table:table-cell office:value-type="float" office:value="6277946.1155">
            <text:p>6277946,1155</text:p>
          </table:table-cell>
        </table:table-row>
        <table:table-row table:style-name="ro1">
          <table:table-cell office:value-type="string">
            <text:p>Dubout / Leclerc</text:p>
          </table:table-cell>
          <table:table-cell office:value-type="float" office:value="2000">
            <text:p>2000</text:p>
          </table:table-cell>
          <table:table-cell office:value-type="float" office:value="2005">
            <text:p>2005</text:p>
          </table:table-cell>
          <table:table-cell office:value-type="string">
            <text:p>Partiel</text:p>
          </table:table-cell>
          <table:table-cell office:value-type="float" office:value="771117.3793">
            <text:p>771117,3793</text:p>
          </table:table-cell>
          <table:table-cell office:value-type="float" office:value="6277936.8729">
            <text:p>6277936,8729</text:p>
          </table:table-cell>
        </table:table-row>
        <table:table-row table:style-name="ro1">
          <table:table-cell office:value-type="string">
            <text:p>Passage Piéton / Maurin / Citée Fleurie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573.855">
            <text:p>770573,855</text:p>
          </table:table-cell>
          <table:table-cell office:value-type="float" office:value="6277341.4297">
            <text:p>6277341,4297</text:p>
          </table:table-cell>
        </table:table-row>
        <table:table-row table:style-name="ro1">
          <table:table-cell office:value-type="string">
            <text:p>Vanières / Pas Du Loup / Topaze</text:p>
          </table:table-cell>
          <table:table-cell table:number-columns-repeated="2" office:value-type="float" office:value="2012">
            <text:p>2012</text:p>
          </table:table-cell>
          <table:table-cell office:value-type="string">
            <text:p>Tout</text:p>
          </table:table-cell>
          <table:table-cell office:value-type="float" office:value="768248.9844">
            <text:p>768248,9844</text:p>
          </table:table-cell>
          <table:table-cell office:value-type="float" office:value="6277870.1546">
            <text:p>6277870,1546</text:p>
          </table:table-cell>
        </table:table-row>
        <table:table-row table:style-name="ro1">
          <table:table-cell office:value-type="string">
            <text:p>Passage Piéton / Lavérune / Mas Prunet</text:p>
          </table:table-cell>
          <table:table-cell office:value-type="float" office:value="2013">
            <text:p>2013</text:p>
          </table:table-cell>
          <table:table-cell office:value-type="float" office:value="2009">
            <text:p>2009</text:p>
          </table:table-cell>
          <table:table-cell office:value-type="string">
            <text:p>Tout</text:p>
          </table:table-cell>
          <table:table-cell office:value-type="float" office:value="767752.5127">
            <text:p>767752,5127</text:p>
          </table:table-cell>
          <table:table-cell office:value-type="float" office:value="6277908.0054">
            <text:p>6277908,0054</text:p>
          </table:table-cell>
        </table:table-row>
        <table:table-row table:style-name="ro1">
          <table:table-cell office:value-type="string">
            <text:p>Lavérune / Figairasse</text:p>
          </table:table-cell>
          <table:table-cell office:value-type="float" office:value="2011">
            <text:p>2011</text:p>
          </table:table-cell>
          <table:table-cell office:value-type="float" office:value="2009">
            <text:p>2009</text:p>
          </table:table-cell>
          <table:table-cell office:value-type="string">
            <text:p>Tout</text:p>
          </table:table-cell>
          <table:table-cell office:value-type="float" office:value="769322.0831">
            <text:p>769322,0831</text:p>
          </table:table-cell>
          <table:table-cell office:value-type="float" office:value="6278720.4639">
            <text:p>6278720,4639</text:p>
          </table:table-cell>
        </table:table-row>
        <table:table-row table:style-name="ro1">
          <table:table-cell office:value-type="string">
            <text:p>Croix Du Capitaine / Edouard VII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751.7028">
            <text:p>769751,7028</text:p>
          </table:table-cell>
          <table:table-cell office:value-type="float" office:value="6278575.6922">
            <text:p>6278575,6922</text:p>
          </table:table-cell>
        </table:table-row>
        <table:table-row table:style-name="ro1">
          <table:table-cell office:value-type="string">
            <text:p>Moularès / Pont Trinquat</text:p>
          </table:table-cell>
          <table:table-cell office:value-type="float" office:value="1994">
            <text:p>1994</text:p>
          </table:table-cell>
          <table:table-cell office:value-type="float" office:value="2007">
            <text:p>2007</text:p>
          </table:table-cell>
          <table:table-cell office:value-type="string">
            <text:p>Partiel</text:p>
          </table:table-cell>
          <table:table-cell office:value-type="float" office:value="772110.1623">
            <text:p>772110,1623</text:p>
          </table:table-cell>
          <table:table-cell office:value-type="float" office:value="6278000.7141">
            <text:p>6278000,7141</text:p>
          </table:table-cell>
        </table:table-row>
        <table:table-row table:style-name="ro1">
          <table:table-cell office:value-type="string">
            <text:p>Moularès / Améthyste</text:p>
          </table:table-cell>
          <table:table-cell office:value-type="float" office:value="1994">
            <text:p>1994</text:p>
          </table:table-cell>
          <table:table-cell office:value-type="float" office:value="2007">
            <text:p>2007</text:p>
          </table:table-cell>
          <table:table-cell office:value-type="string">
            <text:p>Partiel</text:p>
          </table:table-cell>
          <table:table-cell office:value-type="float" office:value="772037.1025">
            <text:p>772037,1025</text:p>
          </table:table-cell>
          <table:table-cell office:value-type="float" office:value="6277843.1136">
            <text:p>6277843,1136</text:p>
          </table:table-cell>
        </table:table-row>
        <table:table-row table:style-name="ro1">
          <table:table-cell office:value-type="string">
            <text:p>Place De La Voie Domitienne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259.2342">
            <text:p>770259,2342</text:p>
          </table:table-cell>
          <table:table-cell office:value-type="float" office:value="6281578.1316">
            <text:p>6281578,1316</text:p>
          </table:table-cell>
        </table:table-row>
        <table:table-row table:style-name="ro1">
          <table:table-cell office:value-type="string">
            <text:p>Verdanson / Ferdinand Fabr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864.662">
            <text:p>770864,662</text:p>
          </table:table-cell>
          <table:table-cell office:value-type="float" office:value="6279981.0481">
            <text:p>6279981,0481</text:p>
          </table:table-cell>
        </table:table-row>
        <table:table-row table:style-name="ro1">
          <table:table-cell office:value-type="string">
            <text:p>Val De Montferrand / Sortie Fac De Lettr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391.8757">
            <text:p>770391,8757</text:p>
          </table:table-cell>
          <table:table-cell office:value-type="float" office:value="6281895.2207">
            <text:p>6281895,2207</text:p>
          </table:table-cell>
        </table:table-row>
        <table:table-row table:style-name="ro1">
          <table:table-cell office:value-type="string">
            <text:p>Verdanson / Villefranche</text:p>
          </table:table-cell>
          <table:table-cell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Tout</text:p>
          </table:table-cell>
          <table:table-cell office:value-type="float" office:value="770984.1272">
            <text:p>770984,1272</text:p>
          </table:table-cell>
          <table:table-cell office:value-type="float" office:value="6279973.6842">
            <text:p>6279973,6842</text:p>
          </table:table-cell>
        </table:table-row>
        <table:table-row table:style-name="ro1">
          <table:table-cell office:value-type="string">
            <text:p>Antigone / Parkings</text:p>
          </table:table-cell>
          <table:table-cell office:value-type="float" office:value="1999">
            <text:p>1999</text:p>
          </table:table-cell>
          <table:table-cell office:value-type="float" office:value="2009">
            <text:p>2009</text:p>
          </table:table-cell>
          <table:table-cell office:value-type="string">
            <text:p>Partiel</text:p>
          </table:table-cell>
          <table:table-cell office:value-type="float" office:value="771805.0744">
            <text:p>771805,0744</text:p>
          </table:table-cell>
          <table:table-cell office:value-type="float" office:value="6279298.9998">
            <text:p>6279298,9998</text:p>
          </table:table-cell>
        </table:table-row>
        <table:table-row table:style-name="ro1">
          <table:table-cell office:value-type="string">
            <text:p>Einstein / Nobel</text:p>
          </table:table-cell>
          <table:table-cell table:number-columns-repeated="2" office:value-type="float" office:value="2012">
            <text:p>2012</text:p>
          </table:table-cell>
          <table:table-cell office:value-type="string">
            <text:p>Partiel</text:p>
          </table:table-cell>
          <table:table-cell office:value-type="float" office:value="773682.6572">
            <text:p>773682,6572</text:p>
          </table:table-cell>
          <table:table-cell office:value-type="float" office:value="6279420.9496">
            <text:p>6279420,9496</text:p>
          </table:table-cell>
        </table:table-row>
        <table:table-row table:style-name="ro1">
          <table:table-cell office:value-type="string">
            <text:p>Juvénal / Léon Blum / Vaissière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1825.9278">
            <text:p>771825,9278</text:p>
          </table:table-cell>
          <table:table-cell office:value-type="float" office:value="6278899.7232">
            <text:p>6278899,7232</text:p>
          </table:table-cell>
        </table:table-row>
        <table:table-row table:style-name="ro1">
          <table:table-cell office:value-type="string">
            <text:p>Juvénal / Etats Du Languedoc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1723.5938">
            <text:p>771723,5938</text:p>
          </table:table-cell>
          <table:table-cell office:value-type="float" office:value="6278890.8296">
            <text:p>6278890,8296</text:p>
          </table:table-cell>
        </table:table-row>
        <table:table-row table:style-name="ro1">
          <table:table-cell office:value-type="string">
            <text:p>Becquerel / Lépine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3859.5576">
            <text:p>773859,5576</text:p>
          </table:table-cell>
          <table:table-cell office:value-type="float" office:value="6279909.5537">
            <text:p>6279909,5537</text:p>
          </table:table-cell>
        </table:table-row>
        <table:table-row table:style-name="ro1">
          <table:table-cell office:value-type="string">
            <text:p>Place De Strasbourg</text:p>
          </table:table-cell>
          <table:table-cell office:value-type="float" office:value="2011">
            <text:p>2011</text:p>
          </table:table-cell>
          <table:table-cell office:value-type="float" office:value="2008">
            <text:p>2008</text:p>
          </table:table-cell>
          <table:table-cell office:value-type="string">
            <text:p>Partiel</text:p>
          </table:table-cell>
          <table:table-cell office:value-type="float" office:value="771101.3937">
            <text:p>771101,3937</text:p>
          </table:table-cell>
          <table:table-cell office:value-type="float" office:value="6278612.1564">
            <text:p>6278612,1564</text:p>
          </table:table-cell>
        </table:table-row>
        <table:table-row table:style-name="ro1">
          <table:table-cell office:value-type="string">
            <text:p>Assas / Doria</text:p>
          </table:table-cell>
          <table:table-cell office:value-type="float" office:value="1991">
            <text:p>1991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042.869">
            <text:p>770042,869</text:p>
          </table:table-cell>
          <table:table-cell office:value-type="float" office:value="6279690.2376">
            <text:p>6279690,2376</text:p>
          </table:table-cell>
        </table:table-row>
        <table:table-row table:style-name="ro1">
          <table:table-cell office:value-type="string">
            <text:p>Nîmes / Reine D'Italie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2027.6644">
            <text:p>772027,6644</text:p>
          </table:table-cell>
          <table:table-cell office:value-type="float" office:value="6280900.9424">
            <text:p>6280900,9424</text:p>
          </table:table-cell>
        </table:table-row>
        <table:table-row table:style-name="ro1">
          <table:table-cell office:value-type="string">
            <text:p>Gaillarde / Las Sorbès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285.7885">
            <text:p>769285,7885</text:p>
          </table:table-cell>
          <table:table-cell office:value-type="float" office:value="6280050.5269">
            <text:p>6280050,5269</text:p>
          </table:table-cell>
        </table:table-row>
        <table:table-row table:style-name="ro1">
          <table:table-cell office:value-type="string">
            <text:p>Place Robert Schuman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6044.4633">
            <text:p>766044,4633</text:p>
          </table:table-cell>
          <table:table-cell office:value-type="float" office:value="6280475.956">
            <text:p>6280475,956</text:p>
          </table:table-cell>
        </table:table-row>
        <table:table-row table:style-name="ro1">
          <table:table-cell office:value-type="string">
            <text:p>Ravaz / Sainte Geneviève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8106.6211">
            <text:p>768106,6211</text:p>
          </table:table-cell>
          <table:table-cell office:value-type="float" office:value="6280877.4574">
            <text:p>6280877,4574</text:p>
          </table:table-cell>
        </table:table-row>
        <table:table-row table:style-name="ro1">
          <table:table-cell office:value-type="string">
            <text:p>Liberté / Forgues / Tédenat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8867.992">
            <text:p>768867,992</text:p>
          </table:table-cell>
          <table:table-cell office:value-type="float" office:value="6279235.0828">
            <text:p>6279235,0828</text:p>
          </table:table-cell>
        </table:table-row>
        <table:table-row table:style-name="ro1">
          <table:table-cell office:value-type="string">
            <text:p>Substantion / Menuhin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1369.6752">
            <text:p>771369,6752</text:p>
          </table:table-cell>
          <table:table-cell office:value-type="float" office:value="6280219.2742">
            <text:p>6280219,2742</text:p>
          </table:table-cell>
        </table:table-row>
        <table:table-row table:style-name="ro1">
          <table:table-cell office:value-type="string">
            <text:p>Grasset / Villeneuve / Lenormand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006.1462">
            <text:p>770006,1462</text:p>
          </table:table-cell>
          <table:table-cell office:value-type="float" office:value="6281010.7085">
            <text:p>6281010,7085</text:p>
          </table:table-cell>
        </table:table-row>
        <table:table-row table:style-name="ro1">
          <table:table-cell office:value-type="string">
            <text:p>Saint Charles / Catelan</text:p>
          </table:table-cell>
          <table:table-cell office:value-type="float" office:value="1999">
            <text:p>1999</text:p>
          </table:table-cell>
          <table:table-cell office:value-type="float" office:value="2012">
            <text:p>2012</text:p>
          </table:table-cell>
          <table:table-cell office:value-type="string">
            <text:p>Partiel</text:p>
          </table:table-cell>
          <table:table-cell office:value-type="float" office:value="770207.2586">
            <text:p>770207,2586</text:p>
          </table:table-cell>
          <table:table-cell office:value-type="float" office:value="6280235.7223">
            <text:p>6280235,7223</text:p>
          </table:table-cell>
        </table:table-row>
        <table:table-row table:style-name="ro1">
          <table:table-cell office:value-type="string">
            <text:p>Accès Riverains Rue De Substantion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1262.1171">
            <text:p>771262,1171</text:p>
          </table:table-cell>
          <table:table-cell office:value-type="float" office:value="6280075.486">
            <text:p>6280075,486</text:p>
          </table:table-cell>
        </table:table-row>
        <table:table-row table:style-name="ro1">
          <table:table-cell office:value-type="string">
            <text:p>Substantion / Poésie / Marché Aux Bestiaux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string">
            <text:p>Partiel</text:p>
          </table:table-cell>
          <table:table-cell office:value-type="float" office:value="771312.8419">
            <text:p>771312,8419</text:p>
          </table:table-cell>
          <table:table-cell office:value-type="float" office:value="6280148.2324">
            <text:p>6280148,2324</text:p>
          </table:table-cell>
        </table:table-row>
        <table:table-row table:style-name="ro1">
          <table:table-cell office:value-type="string">
            <text:p>Substantion / Bernard Délicieux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string">
            <text:p>Partiel</text:p>
          </table:table-cell>
          <table:table-cell office:value-type="float" office:value="771232.306">
            <text:p>771232,306</text:p>
          </table:table-cell>
          <table:table-cell office:value-type="float" office:value="6280021.3692">
            <text:p>6280021,3692</text:p>
          </table:table-cell>
        </table:table-row>
        <table:table-row table:style-name="ro1">
          <table:table-cell office:value-type="string">
            <text:p>Juvénal / Cartier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2340.3315">
            <text:p>772340,3315</text:p>
          </table:table-cell>
          <table:table-cell office:value-type="float" office:value="6278993.6152">
            <text:p>6278993,6152</text:p>
          </table:table-cell>
        </table:table-row>
        <table:table-row table:style-name="ro1">
          <table:table-cell office:value-type="string">
            <text:p>Etats du Languedoc / Fontaine de Lattes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string">
            <text:p>Aucun</text:p>
          </table:table-cell>
          <table:table-cell office:value-type="float" office:value="771868.2114">
            <text:p>771868,2114</text:p>
          </table:table-cell>
          <table:table-cell office:value-type="float" office:value="6278737.4508">
            <text:p>6278737,4508</text:p>
          </table:table-cell>
        </table:table-row>
        <table:table-row table:style-name="ro1">
          <table:table-cell office:value-type="string">
            <text:p>Toulouse / Chasseurs</text:p>
          </table:table-cell>
          <table:table-cell office:value-type="float" office:value="2011">
            <text:p>2011</text:p>
          </table:table-cell>
          <table:table-cell office:value-type="float" office:value="2005">
            <text:p>2005</text:p>
          </table:table-cell>
          <table:table-cell office:value-type="string">
            <text:p>Partiel</text:p>
          </table:table-cell>
          <table:table-cell office:value-type="float" office:value="769800.7383">
            <text:p>769800,7383</text:p>
          </table:table-cell>
          <table:table-cell office:value-type="float" office:value="6277974.3211">
            <text:p>6277974,3211</text:p>
          </table:table-cell>
        </table:table-row>
        <table:table-row table:style-name="ro1">
          <table:table-cell office:value-type="string">
            <text:p>Beau Séjour / Jeu De Mail Des Abbés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string">
            <text:p>Partiel</text:p>
          </table:table-cell>
          <table:table-cell office:value-type="float" office:value="771381.2773">
            <text:p>771381,2773</text:p>
          </table:table-cell>
          <table:table-cell office:value-type="float" office:value="6280503.5133">
            <text:p>6280503,5133</text:p>
          </table:table-cell>
        </table:table-row>
        <table:table-row table:style-name="ro1">
          <table:table-cell office:value-type="string">
            <text:p>Toulouse / Brassens</text:p>
          </table:table-cell>
          <table:table-cell table:number-columns-repeated="2" office:value-type="float" office:value="2011">
            <text:p>2011</text:p>
          </table:table-cell>
          <table:table-cell office:value-type="string">
            <text:p>Partiel</text:p>
          </table:table-cell>
          <table:table-cell office:value-type="float" office:value="769615.8575">
            <text:p>769615,8575</text:p>
          </table:table-cell>
          <table:table-cell office:value-type="float" office:value="6277735.0383">
            <text:p>6277735,0383</text:p>
          </table:table-cell>
        </table:table-row>
        <table:table-row table:style-name="ro1">
          <table:table-cell office:value-type="string">
            <text:p>Toulouse / Rue Bounin</text:p>
          </table:table-cell>
          <table:table-cell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Partiel</text:p>
          </table:table-cell>
          <table:table-cell office:value-type="float" office:value="769468.3867">
            <text:p>769468,3867</text:p>
          </table:table-cell>
          <table:table-cell office:value-type="float" office:value="6277541.7983">
            <text:p>6277541,7983</text:p>
          </table:table-cell>
        </table:table-row>
        <table:table-row table:style-name="ro1">
          <table:table-cell office:value-type="string">
            <text:p>Angoulême / Pédro De Luna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string">
            <text:p>Partiel</text:p>
          </table:table-cell>
          <table:table-cell office:value-type="float" office:value="770137.4044">
            <text:p>770137,4044</text:p>
          </table:table-cell>
          <table:table-cell office:value-type="float" office:value="6277806.1902">
            <text:p>6277806,1902</text:p>
          </table:table-cell>
        </table:table-row>
        <table:table-row table:style-name="ro1">
          <table:table-cell office:value-type="string">
            <text:p>Pedro De Luna / Chartier-Alain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246.8567">
            <text:p>770246,8567</text:p>
          </table:table-cell>
          <table:table-cell office:value-type="float" office:value="6277726.3668">
            <text:p>6277726,3668</text:p>
          </table:table-cell>
        </table:table-row>
        <table:table-row table:style-name="ro1">
          <table:table-cell office:value-type="string">
            <text:p>Accès Riverains Mail des Abbesses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1293.2057">
            <text:p>771293,2057</text:p>
          </table:table-cell>
          <table:table-cell office:value-type="float" office:value="6280714.7153">
            <text:p>6280714,7153</text:p>
          </table:table-cell>
        </table:table-row>
        <table:table-row table:style-name="ro1">
          <table:table-cell office:value-type="string">
            <text:p>Maurin / Payroliers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725.7364">
            <text:p>770725,7364</text:p>
          </table:table-cell>
          <table:table-cell office:value-type="float" office:value="6277972.5644">
            <text:p>6277972,5644</text:p>
          </table:table-cell>
        </table:table-row>
        <table:table-row table:style-name="ro1">
          <table:table-cell office:value-type="string">
            <text:p>Maurin / Pédro De Luna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string">
            <text:p>Partiel</text:p>
          </table:table-cell>
          <table:table-cell office:value-type="float" office:value="770660.1176">
            <text:p>770660,1176</text:p>
          </table:table-cell>
          <table:table-cell office:value-type="float" office:value="6277493.9527">
            <text:p>6277493,9527</text:p>
          </table:table-cell>
        </table:table-row>
        <table:table-row table:style-name="ro1">
          <table:table-cell office:value-type="string">
            <text:p>Angoulême / Bounin / Colucci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930.3118">
            <text:p>769930,3118</text:p>
          </table:table-cell>
          <table:table-cell office:value-type="float" office:value="6276964.1096">
            <text:p>6276964,1096</text:p>
          </table:table-cell>
        </table:table-row>
        <table:table-row table:style-name="ro1">
          <table:table-cell office:value-type="string">
            <text:p>Pavelet / Angoulême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430.0144">
            <text:p>769430,0144</text:p>
          </table:table-cell>
          <table:table-cell office:value-type="float" office:value="6276592.2295">
            <text:p>6276592,2295</text:p>
          </table:table-cell>
        </table:table-row>
        <table:table-row table:style-name="ro1">
          <table:table-cell office:value-type="string">
            <text:p>Pépinière / Salicate / Pradiers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string">
            <text:p>Partiel</text:p>
          </table:table-cell>
          <table:table-cell office:value-type="float" office:value="772030.8324">
            <text:p>772030,8324</text:p>
          </table:table-cell>
          <table:table-cell office:value-type="float" office:value="6279949.0033">
            <text:p>6279949,0033</text:p>
          </table:table-cell>
        </table:table-row>
        <table:table-row table:style-name="ro1">
          <table:table-cell office:value-type="string">
            <text:p>Justice / Pioch De Boutonnet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822.7068">
            <text:p>770822,7068</text:p>
          </table:table-cell>
          <table:table-cell office:value-type="float" office:value="6281177.7943">
            <text:p>6281177,7943</text:p>
          </table:table-cell>
        </table:table-row>
        <table:table-row table:style-name="ro1">
          <table:table-cell office:value-type="string">
            <text:p>Castelnau / Montasinos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1274.8383">
            <text:p>771274,8383</text:p>
          </table:table-cell>
          <table:table-cell office:value-type="float" office:value="6280750.1368">
            <text:p>6280750,1368</text:p>
          </table:table-cell>
        </table:table-row>
        <table:table-row table:style-name="ro1">
          <table:table-cell office:value-type="string">
            <text:p>Justice / Tourterelles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979.3258">
            <text:p>770979,3258</text:p>
          </table:table-cell>
          <table:table-cell office:value-type="float" office:value="6281127.9958">
            <text:p>6281127,9958</text:p>
          </table:table-cell>
        </table:table-row>
        <table:table-row table:style-name="ro1">
          <table:table-cell office:value-type="string">
            <text:p>Flahault / Adhémard</text:p>
          </table:table-cell>
          <table:table-cell office:value-type="float" office:value="1998">
            <text:p>1998</text:p>
          </table:table-cell>
          <table:table-cell office:value-type="float" office:value="2011">
            <text:p>2011</text:p>
          </table:table-cell>
          <table:table-cell office:value-type="string">
            <text:p>Partiel</text:p>
          </table:table-cell>
          <table:table-cell office:value-type="float" office:value="769764.2091">
            <text:p>769764,2091</text:p>
          </table:table-cell>
          <table:table-cell office:value-type="float" office:value="6280701.9633">
            <text:p>6280701,9633</text:p>
          </table:table-cell>
        </table:table-row>
        <table:table-row table:style-name="ro1">
          <table:table-cell office:value-type="string">
            <text:p>Flahault / Hospices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738.0761">
            <text:p>769738,0761</text:p>
          </table:table-cell>
          <table:table-cell office:value-type="float" office:value="6280759.1414">
            <text:p>6280759,1414</text:p>
          </table:table-cell>
        </table:table-row>
        <table:table-row table:style-name="ro1">
          <table:table-cell office:value-type="string">
            <text:p>Flahault / Voie Domitienne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605.6664">
            <text:p>769605,6664</text:p>
          </table:table-cell>
          <table:table-cell office:value-type="float" office:value="6280908.6643">
            <text:p>6280908,6643</text:p>
          </table:table-cell>
        </table:table-row>
        <table:table-row table:style-name="ro1">
          <table:table-cell office:value-type="string">
            <text:p>Renouvier / Cardaire / Nourrit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Tout</text:p>
          </table:table-cell>
          <table:table-cell office:value-type="float" office:value="770065.5571">
            <text:p>770065,5571</text:p>
          </table:table-cell>
          <table:table-cell office:value-type="float" office:value="6278806.1367">
            <text:p>6278806,1367</text:p>
          </table:table-cell>
        </table:table-row>
        <table:table-row table:style-name="ro1">
          <table:table-cell office:value-type="string">
            <text:p>Toulouse / Passage 75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009.8146">
            <text:p>770009,8146</text:p>
          </table:table-cell>
          <table:table-cell office:value-type="float" office:value="6278243.7838">
            <text:p>6278243,7838</text:p>
          </table:table-cell>
        </table:table-row>
        <table:table-row table:style-name="ro1">
          <table:table-cell office:value-type="string">
            <text:p>Toulouse / Imprimerie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935.7421">
            <text:p>769935,7421</text:p>
          </table:table-cell>
          <table:table-cell office:value-type="float" office:value="6278147.1303">
            <text:p>6278147,1303</text:p>
          </table:table-cell>
        </table:table-row>
        <table:table-row table:style-name="ro1">
          <table:table-cell office:value-type="string">
            <text:p>Jeu De Mail Des Abbés / Mousseron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1355.7808">
            <text:p>771355,7808</text:p>
          </table:table-cell>
          <table:table-cell office:value-type="float" office:value="6280589.3125">
            <text:p>6280589,3125</text:p>
          </table:table-cell>
        </table:table-row>
        <table:table-row table:style-name="ro1">
          <table:table-cell office:value-type="string">
            <text:p>Déchetterie / Place Schuman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65977.1522">
            <text:p>765977,1522</text:p>
          </table:table-cell>
          <table:table-cell office:value-type="float" office:value="6280404.6027">
            <text:p>6280404,6027</text:p>
          </table:table-cell>
        </table:table-row>
        <table:table-row table:style-name="ro1">
          <table:table-cell office:value-type="string">
            <text:p>Renouvier / Place Chaptal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Partiel</text:p>
          </table:table-cell>
          <table:table-cell office:value-type="float" office:value="770080.4179">
            <text:p>770080,4179</text:p>
          </table:table-cell>
          <table:table-cell office:value-type="float" office:value="6278657.2778">
            <text:p>6278657,2778</text:p>
          </table:table-cell>
        </table:table-row>
        <table:table-row table:style-name="ro1">
          <table:table-cell office:value-type="string">
            <text:p>Justice De Castelnau / Contre-Allée Draye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1978.5573">
            <text:p>771978,5573</text:p>
          </table:table-cell>
          <table:table-cell office:value-type="float" office:value="6281331.6149">
            <text:p>6281331,6149</text:p>
          </table:table-cell>
        </table:table-row>
        <table:table-row table:style-name="ro1">
          <table:table-cell office:value-type="string">
            <text:p>Place Du 8 Mai 1945 (Coté Ave de Toulouse)</text:p>
          </table:table-cell>
          <table:table-cell office:value-type="float" office:value="1998">
            <text:p>1998</text:p>
          </table:table-cell>
          <table:table-cell office:value-type="float" office:value="2007">
            <text:p>2007</text:p>
          </table:table-cell>
          <table:table-cell office:value-type="string">
            <text:p>Partiel</text:p>
          </table:table-cell>
          <table:table-cell office:value-type="float" office:value="770115.0732">
            <text:p>770115,0732</text:p>
          </table:table-cell>
          <table:table-cell office:value-type="float" office:value="6278384.7954">
            <text:p>6278384,7954</text:p>
          </table:table-cell>
        </table:table-row>
        <table:table-row table:style-name="ro1">
          <table:table-cell office:value-type="string">
            <text:p>Montasinos / Gros Olivier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1254.8227">
            <text:p>771254,8227</text:p>
          </table:table-cell>
          <table:table-cell office:value-type="float" office:value="6281004.5715">
            <text:p>6281004,5715</text:p>
          </table:table-cell>
        </table:table-row>
        <table:table-row table:style-name="ro1">
          <table:table-cell office:value-type="string">
            <text:p>Place Du 8 Mai 1945 (Coté Clémenceau)</text:p>
          </table:table-cell>
          <table:table-cell office:value-type="float" office:value="1998">
            <text:p>1998</text:p>
          </table:table-cell>
          <table:table-cell office:value-type="float" office:value="2007">
            <text:p>2007</text:p>
          </table:table-cell>
          <table:table-cell office:value-type="string">
            <text:p>Partiel</text:p>
          </table:table-cell>
          <table:table-cell office:value-type="float" office:value="770095.7292">
            <text:p>770095,7292</text:p>
          </table:table-cell>
          <table:table-cell office:value-type="float" office:value="6278382.0962">
            <text:p>6278382,0962</text:p>
          </table:table-cell>
        </table:table-row>
        <table:table-row table:style-name="ro1">
          <table:table-cell office:value-type="string">
            <text:p>Berthelot / Maurin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string">
            <text:p>Partiel</text:p>
          </table:table-cell>
          <table:table-cell office:value-type="float" office:value="770722.8421">
            <text:p>770722,8421</text:p>
          </table:table-cell>
          <table:table-cell office:value-type="float" office:value="6278246.4035">
            <text:p>6278246,4035</text:p>
          </table:table-cell>
        </table:table-row>
        <table:table-row table:style-name="ro1">
          <table:table-cell office:value-type="string">
            <text:p>Justice / Mas De Calenda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1403.3148">
            <text:p>771403,3148</text:p>
          </table:table-cell>
          <table:table-cell office:value-type="float" office:value="6281200.6831">
            <text:p>6281200,6831</text:p>
          </table:table-cell>
        </table:table-row>
        <table:table-row table:style-name="ro1">
          <table:table-cell office:value-type="string">
            <text:p>Dubout / Sept Cans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2015.5839">
            <text:p>772015,5839</text:p>
          </table:table-cell>
          <table:table-cell office:value-type="float" office:value="6278474.1664">
            <text:p>6278474,1664</text:p>
          </table:table-cell>
        </table:table-row>
        <table:table-row table:style-name="ro1">
          <table:table-cell office:value-type="string">
            <text:p>Justice / Roqueturière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1814.5875">
            <text:p>771814,5875</text:p>
          </table:table-cell>
          <table:table-cell office:value-type="float" office:value="6281269.6841">
            <text:p>6281269,6841</text:p>
          </table:table-cell>
        </table:table-row>
        <table:table-row table:style-name="ro1">
          <table:table-cell office:value-type="string">
            <text:p>Moularès / Comte De Melgueil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string">
            <text:p>Partiel</text:p>
          </table:table-cell>
          <table:table-cell office:value-type="float" office:value="772127.9647">
            <text:p>772127,9647</text:p>
          </table:table-cell>
          <table:table-cell office:value-type="float" office:value="6278718.5856">
            <text:p>6278718,5856</text:p>
          </table:table-cell>
        </table:table-row>
        <table:table-row table:style-name="ro1">
          <table:table-cell office:value-type="string">
            <text:p>Lodève / Piéton Moss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66092.0808">
            <text:p>766092,0808</text:p>
          </table:table-cell>
          <table:table-cell office:value-type="float" office:value="6279947.6114">
            <text:p>6279947,6114</text:p>
          </table:table-cell>
        </table:table-row>
        <table:table-row table:style-name="ro1">
          <table:table-cell office:value-type="string">
            <text:p>Place Roger Salengro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Tout</text:p>
          </table:table-cell>
          <table:table-cell office:value-type="float" office:value="770025.8582">
            <text:p>770025,8582</text:p>
          </table:table-cell>
          <table:table-cell office:value-type="float" office:value="6279088.1122">
            <text:p>6279088,1122</text:p>
          </table:table-cell>
        </table:table-row>
        <table:table-row table:style-name="ro1">
          <table:table-cell office:value-type="string">
            <text:p>Mermoz / Professeur Vallois / Pradier</text:p>
          </table:table-cell>
          <table:table-cell office:value-type="float" office:value="2006">
            <text:p>2006</text:p>
          </table:table-cell>
          <table:table-cell office:value-type="float" office:value="2009">
            <text:p>2009</text:p>
          </table:table-cell>
          <table:table-cell office:value-type="string">
            <text:p>Tout</text:p>
          </table:table-cell>
          <table:table-cell office:value-type="float" office:value="771757.9344">
            <text:p>771757,9344</text:p>
          </table:table-cell>
          <table:table-cell office:value-type="float" office:value="6279754.9062">
            <text:p>6279754,9062</text:p>
          </table:table-cell>
        </table:table-row>
        <table:table-row table:style-name="ro1">
          <table:table-cell office:value-type="string">
            <text:p>Flahault / Broussonnet</text:p>
          </table:table-cell>
          <table:table-cell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Tout</text:p>
          </table:table-cell>
          <table:table-cell office:value-type="float" office:value="770042.7759">
            <text:p>770042,7759</text:p>
          </table:table-cell>
          <table:table-cell office:value-type="float" office:value="6280211.7166">
            <text:p>6280211,7166</text:p>
          </table:table-cell>
        </table:table-row>
        <table:table-row table:style-name="ro1">
          <table:table-cell office:value-type="string">
            <text:p>Broussonnet / Croix Catelan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142.5742">
            <text:p>770142,5742</text:p>
          </table:table-cell>
          <table:table-cell office:value-type="float" office:value="6280167.079">
            <text:p>6280167,079</text:p>
          </table:table-cell>
        </table:table-row>
        <table:table-row table:style-name="ro1">
          <table:table-cell office:value-type="string">
            <text:p>Passage Piéton / Portalière Des Masques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964.5566">
            <text:p>769964,5566</text:p>
          </table:table-cell>
          <table:table-cell office:value-type="float" office:value="6280046.9565">
            <text:p>6280046,9565</text:p>
          </table:table-cell>
        </table:table-row>
        <table:table-row table:style-name="ro1">
          <table:table-cell office:value-type="string">
            <text:p>Chaptal / Toiras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356.1968">
            <text:p>770356,1968</text:p>
          </table:table-cell>
          <table:table-cell office:value-type="float" office:value="6278900.9667">
            <text:p>6278900,9667</text:p>
          </table:table-cell>
        </table:table-row>
        <table:table-row table:style-name="ro1">
          <table:table-cell office:value-type="string">
            <text:p>Ecole Normale / Crova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944.2052">
            <text:p>769944,2052</text:p>
          </table:table-cell>
          <table:table-cell office:value-type="float" office:value="6280606.4462">
            <text:p>6280606,4462</text:p>
          </table:table-cell>
        </table:table-row>
        <table:table-row table:style-name="ro1">
          <table:table-cell office:value-type="string">
            <text:p>Flahault / Rech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863.2874">
            <text:p>769863,2874</text:p>
          </table:table-cell>
          <table:table-cell office:value-type="float" office:value="6280495.5314">
            <text:p>6280495,5314</text:p>
          </table:table-cell>
        </table:table-row>
        <table:table-row table:style-name="ro1">
          <table:table-cell office:value-type="string">
            <text:p>Place Bouschet De Bernard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Partiel</text:p>
          </table:table-cell>
          <table:table-cell office:value-type="float" office:value="770049.5452">
            <text:p>770049,5452</text:p>
          </table:table-cell>
          <table:table-cell office:value-type="float" office:value="6278924.8145">
            <text:p>6278924,8145</text:p>
          </table:table-cell>
        </table:table-row>
        <table:table-row table:style-name="ro1">
          <table:table-cell office:value-type="string">
            <text:p>Voie Domitienne / Citée Universitaire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437.4923">
            <text:p>769437,4923</text:p>
          </table:table-cell>
          <table:table-cell office:value-type="float" office:value="6280752.6041">
            <text:p>6280752,6041</text:p>
          </table:table-cell>
        </table:table-row>
        <table:table-row table:style-name="ro1">
          <table:table-cell office:value-type="string">
            <text:p>Place Du 11 Novembre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Partiel</text:p>
          </table:table-cell>
          <table:table-cell office:value-type="float" office:value="771289.1412">
            <text:p>771289,1412</text:p>
          </table:table-cell>
          <table:table-cell office:value-type="float" office:value="6279897.8533">
            <text:p>6279897,8533</text:p>
          </table:table-cell>
        </table:table-row>
        <table:table-row table:style-name="ro1">
          <table:table-cell office:value-type="string">
            <text:p>Henry IV / Saint Jaumes</text:p>
          </table:table-cell>
          <table:table-cell office:value-type="float" office:value="1999">
            <text:p>1999</text:p>
          </table:table-cell>
          <table:table-cell office:value-type="float" office:value="2012">
            <text:p>2012</text:p>
          </table:table-cell>
          <table:table-cell office:value-type="string">
            <text:p>Partiel</text:p>
          </table:table-cell>
          <table:table-cell office:value-type="float" office:value="770436.4619">
            <text:p>770436,4619</text:p>
          </table:table-cell>
          <table:table-cell office:value-type="float" office:value="6279606.7136">
            <text:p>6279606,7136</text:p>
          </table:table-cell>
        </table:table-row>
        <table:table-row table:style-name="ro1">
          <table:table-cell office:value-type="string">
            <text:p>Alger / Levat / Grand Saint Jean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888.5287">
            <text:p>770888,5287</text:p>
          </table:table-cell>
          <table:table-cell office:value-type="float" office:value="6278763.575">
            <text:p>6278763,575</text:p>
          </table:table-cell>
        </table:table-row>
        <table:table-row table:style-name="ro1">
          <table:table-cell office:value-type="string">
            <text:p>Arceaux / Saint Louis</text:p>
          </table:table-cell>
          <table:table-cell office:value-type="float" office:value="1991">
            <text:p>1991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976.6363">
            <text:p>769976,6363</text:p>
          </table:table-cell>
          <table:table-cell office:value-type="float" office:value="6279567.436">
            <text:p>6279567,436</text:p>
          </table:table-cell>
        </table:table-row>
        <table:table-row table:style-name="ro1">
          <table:table-cell office:value-type="string">
            <text:p>Assas / Pitot</text:p>
          </table:table-cell>
          <table:table-cell office:value-type="float" office:value="1991">
            <text:p>1991</text:p>
          </table:table-cell>
          <table:table-cell office:value-type="float" office:value="2005">
            <text:p>2005</text:p>
          </table:table-cell>
          <table:table-cell office:value-type="string">
            <text:p>Tout</text:p>
          </table:table-cell>
          <table:table-cell office:value-type="float" office:value="770108.9785">
            <text:p>770108,9785</text:p>
          </table:table-cell>
          <table:table-cell office:value-type="float" office:value="6279631.4629">
            <text:p>6279631,4629</text:p>
          </table:table-cell>
        </table:table-row>
        <table:table-row table:style-name="ro1">
          <table:table-cell office:value-type="string">
            <text:p>Pont De Lattes / Rue Farges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1323.8224">
            <text:p>771323,8224</text:p>
          </table:table-cell>
          <table:table-cell office:value-type="float" office:value="6278804.1073">
            <text:p>6278804,1073</text:p>
          </table:table-cell>
        </table:table-row>
        <table:table-row table:style-name="ro1">
          <table:table-cell office:value-type="string">
            <text:p>Pépinière / Warnery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string">
            <text:p>Tout</text:p>
          </table:table-cell>
          <table:table-cell office:value-type="float" office:value="771794.8404">
            <text:p>771794,8404</text:p>
          </table:table-cell>
          <table:table-cell office:value-type="float" office:value="6279849.5052">
            <text:p>6279849,5052</text:p>
          </table:table-cell>
        </table:table-row>
        <table:table-row table:style-name="ro1">
          <table:table-cell office:value-type="string">
            <text:p>Passage Piéton / Etats Du Languedoc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1592.733">
            <text:p>771592,733</text:p>
          </table:table-cell>
          <table:table-cell office:value-type="float" office:value="6279022.0594">
            <text:p>6279022,0594</text:p>
          </table:table-cell>
        </table:table-row>
        <table:table-row table:style-name="ro1">
          <table:table-cell office:value-type="string">
            <text:p>Durand / Pagézy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990.9532">
            <text:p>770990,9532</text:p>
          </table:table-cell>
          <table:table-cell office:value-type="float" office:value="6278797.4145">
            <text:p>6278797,4145</text:p>
          </table:table-cell>
        </table:table-row>
        <table:table-row table:style-name="ro1">
          <table:table-cell office:value-type="string">
            <text:p>Place Rondelet</text:p>
          </table:table-cell>
          <table:table-cell office:value-type="float" office:value="2007">
            <text:p>2007</text:p>
          </table:table-cell>
          <table:table-cell office:value-type="float" office:value="2011">
            <text:p>2011</text:p>
          </table:table-cell>
          <table:table-cell office:value-type="string">
            <text:p>Partiel</text:p>
          </table:table-cell>
          <table:table-cell office:value-type="float" office:value="770647.4347">
            <text:p>770647,4347</text:p>
          </table:table-cell>
          <table:table-cell office:value-type="float" office:value="6278628.629">
            <text:p>6278628,629</text:p>
          </table:table-cell>
        </table:table-row>
        <table:table-row table:style-name="ro1">
          <table:table-cell office:value-type="string">
            <text:p>Orient / Strasbourg / Barcelone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string">
            <text:p>Tout</text:p>
          </table:table-cell>
          <table:table-cell office:value-type="float" office:value="771734.2311">
            <text:p>771734,2311</text:p>
          </table:table-cell>
          <table:table-cell office:value-type="float" office:value="6278677.8554">
            <text:p>6278677,8554</text:p>
          </table:table-cell>
        </table:table-row>
        <table:table-row table:style-name="ro1">
          <table:table-cell office:value-type="string">
            <text:p>Saint Charles / Bertrand / Sainte-Lucie</text:p>
          </table:table-cell>
          <table:table-cell office:value-type="float" office:value="1999">
            <text:p>1999</text:p>
          </table:table-cell>
          <table:table-cell office:value-type="float" office:value="2010">
            <text:p>2010</text:p>
          </table:table-cell>
          <table:table-cell office:value-type="string">
            <text:p>Partiel</text:p>
          </table:table-cell>
          <table:table-cell office:value-type="float" office:value="770526.1129">
            <text:p>770526,1129</text:p>
          </table:table-cell>
          <table:table-cell office:value-type="float" office:value="6280160.2352">
            <text:p>6280160,2352</text:p>
          </table:table-cell>
        </table:table-row>
        <table:table-row table:style-name="ro1">
          <table:table-cell office:value-type="string">
            <text:p>Place Du 11 Novembre</text:p>
          </table:table-cell>
          <table:table-cell office:value-type="float" office:value="1999">
            <text:p>1999</text:p>
          </table:table-cell>
          <table:table-cell office:value-type="float" office:value="2007">
            <text:p>2007</text:p>
          </table:table-cell>
          <table:table-cell office:value-type="string">
            <text:p>Partiel</text:p>
          </table:table-cell>
          <table:table-cell office:value-type="float" office:value="771314.7">
            <text:p>771314,7</text:p>
          </table:table-cell>
          <table:table-cell office:value-type="float" office:value="6279922.0628">
            <text:p>6279922,0628</text:p>
          </table:table-cell>
        </table:table-row>
        <table:table-row table:style-name="ro1">
          <table:table-cell office:value-type="string">
            <text:p>Place Albert 1er</text:p>
          </table:table-cell>
          <table:table-cell office:value-type="float" office:value="1999">
            <text:p>1999</text:p>
          </table:table-cell>
          <table:table-cell office:value-type="float" office:value="2012">
            <text:p>2012</text:p>
          </table:table-cell>
          <table:table-cell office:value-type="string">
            <text:p>Tout</text:p>
          </table:table-cell>
          <table:table-cell office:value-type="float" office:value="770627.8395">
            <text:p>770627,8395</text:p>
          </table:table-cell>
          <table:table-cell office:value-type="float" office:value="6280075.9334">
            <text:p>6280075,9334</text:p>
          </table:table-cell>
        </table:table-row>
        <table:table-row table:style-name="ro1">
          <table:table-cell office:value-type="string">
            <text:p>Verdanson / Proudhon</text:p>
          </table:table-cell>
          <table:table-cell office:value-type="float" office:value="2006">
            <text:p>2006</text:p>
          </table:table-cell>
          <table:table-cell office:value-type="float" office:value="2013">
            <text:p>2013</text:p>
          </table:table-cell>
          <table:table-cell office:value-type="string">
            <text:p>Tout</text:p>
          </table:table-cell>
          <table:table-cell office:value-type="float" office:value="771166.5904">
            <text:p>771166,5904</text:p>
          </table:table-cell>
          <table:table-cell office:value-type="float" office:value="6279928.2052">
            <text:p>6279928,2052</text:p>
          </table:table-cell>
        </table:table-row>
        <table:table-row table:style-name="ro1">
          <table:table-cell office:value-type="string">
            <text:p>République / Pagézy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1016.1812">
            <text:p>771016,1812</text:p>
          </table:table-cell>
          <table:table-cell office:value-type="float" office:value="6278874.7549">
            <text:p>6278874,7549</text:p>
          </table:table-cell>
        </table:table-row>
        <table:table-row table:style-name="ro1">
          <table:table-cell office:value-type="string">
            <text:p>Clémenceau / Carlencas</text:p>
          </table:table-cell>
          <table:table-cell office:value-type="float" office:value="1991">
            <text:p>1991</text:p>
          </table:table-cell>
          <table:table-cell office:value-type="float" office:value="2005">
            <text:p>2005</text:p>
          </table:table-cell>
          <table:table-cell office:value-type="string">
            <text:p>Partiel</text:p>
          </table:table-cell>
          <table:table-cell office:value-type="float" office:value="770422.9846">
            <text:p>770422,9846</text:p>
          </table:table-cell>
          <table:table-cell office:value-type="float" office:value="6278637.4731">
            <text:p>6278637,4731</text:p>
          </table:table-cell>
        </table:table-row>
        <table:table-row table:style-name="ro1">
          <table:table-cell office:value-type="string">
            <text:p>Palavas / Strasbourg / Lattes</text:p>
          </table:table-cell>
          <table:table-cell office:value-type="float" office:value="2006">
            <text:p>2006</text:p>
          </table:table-cell>
          <table:table-cell office:value-type="float" office:value="-999">
            <text:p>-999</text:p>
          </table:table-cell>
          <table:table-cell office:value-type="string">
            <text:p>Tout</text:p>
          </table:table-cell>
          <table:table-cell office:value-type="float" office:value="771441.4775">
            <text:p>771441,4775</text:p>
          </table:table-cell>
          <table:table-cell office:value-type="float" office:value="6278653.2901">
            <text:p>6278653,2901</text:p>
          </table:table-cell>
        </table:table-row>
        <table:table-row table:style-name="ro1">
          <table:table-cell office:value-type="string">
            <text:p>Broussonnet / Chancel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Partiel</text:p>
          </table:table-cell>
          <table:table-cell office:value-type="float" office:value="770211.4194">
            <text:p>770211,4194</text:p>
          </table:table-cell>
          <table:table-cell office:value-type="float" office:value="6280132.814">
            <text:p>6280132,814</text:p>
          </table:table-cell>
        </table:table-row>
        <table:table-row table:style-name="ro1">
          <table:table-cell office:value-type="string">
            <text:p>Place Carnot</text:p>
          </table:table-cell>
          <table:table-cell office:value-type="float" office:value="2011">
            <text:p>2011</text:p>
          </table:table-cell>
          <table:table-cell office:value-type="float" office:value="2010">
            <text:p>2010</text:p>
          </table:table-cell>
          <table:table-cell office:value-type="string">
            <text:p>Partiel</text:p>
          </table:table-cell>
          <table:table-cell office:value-type="float" office:value="771276.5195">
            <text:p>771276,5195</text:p>
          </table:table-cell>
          <table:table-cell office:value-type="float" office:value="6278625.6407">
            <text:p>6278625,6407</text:p>
          </table:table-cell>
        </table:table-row>
        <table:table-row table:style-name="ro1">
          <table:table-cell office:value-type="string">
            <text:p>Saint Jaumes / Bonnard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Aucun</text:p>
          </table:table-cell>
          <table:table-cell office:value-type="float" office:value="770236.9505">
            <text:p>770236,9505</text:p>
          </table:table-cell>
          <table:table-cell office:value-type="float" office:value="6279930.3333">
            <text:p>6279930,3333</text:p>
          </table:table-cell>
        </table:table-row>
        <table:table-row table:style-name="ro1">
          <table:table-cell office:value-type="string">
            <text:p>Assas / Saint-Louis</text:p>
          </table:table-cell>
          <table:table-cell office:value-type="float" office:value="1991">
            <text:p>1991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962.5624">
            <text:p>769962,5624</text:p>
          </table:table-cell>
          <table:table-cell office:value-type="float" office:value="6279767.6923">
            <text:p>6279767,6923</text:p>
          </table:table-cell>
        </table:table-row>
        <table:table-row table:style-name="ro1">
          <table:table-cell office:value-type="string">
            <text:p>Broussonnet / Bonnar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360.6771">
            <text:p>770360,6771</text:p>
          </table:table-cell>
          <table:table-cell office:value-type="float" office:value="6280062.4476">
            <text:p>6280062,4476</text:p>
          </table:table-cell>
        </table:table-row>
        <table:table-row table:style-name="ro1">
          <table:table-cell office:value-type="string">
            <text:p>Passage Piéton / Penelope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4140.9797">
            <text:p>774140,9797</text:p>
          </table:table-cell>
          <table:table-cell office:value-type="float" office:value="6278512.3099">
            <text:p>6278512,3099</text:p>
          </table:table-cell>
        </table:table-row>
        <table:table-row table:style-name="ro1">
          <table:table-cell office:value-type="string">
            <text:p>Léonard De Vinci / Passage Piéton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string">
            <text:p>Partiel</text:p>
          </table:table-cell>
          <table:table-cell office:value-type="float" office:value="773238.5056">
            <text:p>773238,5056</text:p>
          </table:table-cell>
          <table:table-cell office:value-type="float" office:value="6278864.6925">
            <text:p>6278864,6925</text:p>
          </table:table-cell>
        </table:table-row>
        <table:table-row table:style-name="ro1">
          <table:table-cell office:value-type="string">
            <text:p>Léonard De Vinci / Vauguières</text:p>
          </table:table-cell>
          <table:table-cell office:value-type="float" office:value="2005">
            <text:p>2005</text:p>
          </table:table-cell>
          <table:table-cell office:value-type="float" office:value="2011">
            <text:p>2011</text:p>
          </table:table-cell>
          <table:table-cell office:value-type="string">
            <text:p>Partiel</text:p>
          </table:table-cell>
          <table:table-cell office:value-type="float" office:value="773242.7803">
            <text:p>773242,7803</text:p>
          </table:table-cell>
          <table:table-cell office:value-type="float" office:value="6278715.4955">
            <text:p>6278715,4955</text:p>
          </table:table-cell>
        </table:table-row>
        <table:table-row table:style-name="ro1">
          <table:table-cell office:value-type="string">
            <text:p>Droits De L'Homme / Juvénal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2212.0369">
            <text:p>772212,0369</text:p>
          </table:table-cell>
          <table:table-cell office:value-type="float" office:value="6278951.0523">
            <text:p>6278951,0523</text:p>
          </table:table-cell>
        </table:table-row>
        <table:table-row table:style-name="ro1">
          <table:table-cell office:value-type="string">
            <text:p>Grasset / Adhémard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076.372">
            <text:p>770076,372</text:p>
          </table:table-cell>
          <table:table-cell office:value-type="float" office:value="6280810.8841">
            <text:p>6280810,8841</text:p>
          </table:table-cell>
        </table:table-row>
        <table:table-row table:style-name="ro1">
          <table:table-cell office:value-type="string">
            <text:p>Angoulême / Saint Cléophas</text:p>
          </table:table-cell>
          <table:table-cell office:value-type="float" office:value="2012">
            <text:p>2012</text:p>
          </table:table-cell>
          <table:table-cell office:value-type="float" office:value="2007">
            <text:p>2007</text:p>
          </table:table-cell>
          <table:table-cell office:value-type="string">
            <text:p>Tout</text:p>
          </table:table-cell>
          <table:table-cell office:value-type="float" office:value="770360.8178">
            <text:p>770360,8178</text:p>
          </table:table-cell>
          <table:table-cell office:value-type="float" office:value="6278040.142">
            <text:p>6278040,142</text:p>
          </table:table-cell>
        </table:table-row>
        <table:table-row table:style-name="ro1">
          <table:table-cell office:value-type="string">
            <text:p>Henry IV / Armand Gautier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532.092">
            <text:p>770532,092</text:p>
          </table:table-cell>
          <table:table-cell office:value-type="float" office:value="6279864.4269">
            <text:p>6279864,4269</text:p>
          </table:table-cell>
        </table:table-row>
        <table:table-row table:style-name="ro1">
          <table:table-cell office:value-type="string">
            <text:p>Palavas / Iris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1501.4532">
            <text:p>771501,4532</text:p>
          </table:table-cell>
          <table:table-cell office:value-type="float" office:value="6278184.1774">
            <text:p>6278184,1774</text:p>
          </table:table-cell>
        </table:table-row>
        <table:table-row table:style-name="ro1">
          <table:table-cell office:value-type="string">
            <text:p>Pagézy / Maguelone</text:p>
          </table:table-cell>
          <table:table-cell office:value-type="float" office:value="1999">
            <text:p>1999</text:p>
          </table:table-cell>
          <table:table-cell office:value-type="float" office:value="2011">
            <text:p>2011</text:p>
          </table:table-cell>
          <table:table-cell office:value-type="string">
            <text:p>Tout</text:p>
          </table:table-cell>
          <table:table-cell office:value-type="float" office:value="771066.2923">
            <text:p>771066,2923</text:p>
          </table:table-cell>
          <table:table-cell office:value-type="float" office:value="6278983.5705">
            <text:p>6278983,5705</text:p>
          </table:table-cell>
        </table:table-row>
        <table:table-row table:style-name="ro1">
          <table:table-cell office:value-type="string">
            <text:p>Nîmes / Saint Lazare</text:p>
          </table:table-cell>
          <table:table-cell office:value-type="float" office:value="2007">
            <text:p>2007</text:p>
          </table:table-cell>
          <table:table-cell office:value-type="float" office:value="2010">
            <text:p>2010</text:p>
          </table:table-cell>
          <table:table-cell office:value-type="string">
            <text:p>Tout</text:p>
          </table:table-cell>
          <table:table-cell office:value-type="float" office:value="771538.8399">
            <text:p>771538,8399</text:p>
          </table:table-cell>
          <table:table-cell office:value-type="float" office:value="6280235.063">
            <text:p>6280235,063</text:p>
          </table:table-cell>
        </table:table-row>
        <table:table-row table:style-name="ro1">
          <table:table-cell office:value-type="string">
            <text:p>Jules Ferry / Verdun</text:p>
          </table:table-cell>
          <table:table-cell office:value-type="float" office:value="1999">
            <text:p>1999</text:p>
          </table:table-cell>
          <table:table-cell office:value-type="float" office:value="2007">
            <text:p>2007</text:p>
          </table:table-cell>
          <table:table-cell office:value-type="string">
            <text:p>Tout</text:p>
          </table:table-cell>
          <table:table-cell office:value-type="float" office:value="771245.1112">
            <text:p>771245,1112</text:p>
          </table:table-cell>
          <table:table-cell office:value-type="float" office:value="6278906.422">
            <text:p>6278906,422</text:p>
          </table:table-cell>
        </table:table-row>
        <table:table-row table:style-name="ro1">
          <table:table-cell office:value-type="string">
            <text:p>Moularès / Pirée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2298.9381">
            <text:p>772298,9381</text:p>
          </table:table-cell>
          <table:table-cell office:value-type="float" office:value="6278458.6897">
            <text:p>6278458,6897</text:p>
          </table:table-cell>
        </table:table-row>
        <table:table-row table:style-name="ro1">
          <table:table-cell office:value-type="string">
            <text:p>Moularès / Antonelli</text:p>
          </table:table-cell>
          <table:table-cell office:value-type="float" office:value="2010">
            <text:p>2010</text:p>
          </table:table-cell>
          <table:table-cell office:value-type="float" office:value="2007">
            <text:p>2007</text:p>
          </table:table-cell>
          <table:table-cell office:value-type="string">
            <text:p>Tout</text:p>
          </table:table-cell>
          <table:table-cell office:value-type="float" office:value="772195.5706">
            <text:p>772195,5706</text:p>
          </table:table-cell>
          <table:table-cell office:value-type="float" office:value="6278200.2019">
            <text:p>6278200,2019</text:p>
          </table:table-cell>
        </table:table-row>
        <table:table-row table:style-name="ro1">
          <table:table-cell office:value-type="string">
            <text:p>Moularès / Sept Cans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2249.3351">
            <text:p>772249,3351</text:p>
          </table:table-cell>
          <table:table-cell office:value-type="float" office:value="6278313.2093">
            <text:p>6278313,2093</text:p>
          </table:table-cell>
        </table:table-row>
        <table:table-row table:style-name="ro1">
          <table:table-cell office:value-type="string">
            <text:p>Pavelet / Trancavel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352.7224">
            <text:p>769352,7224</text:p>
          </table:table-cell>
          <table:table-cell office:value-type="float" office:value="6276837.5886">
            <text:p>6276837,5886</text:p>
          </table:table-cell>
        </table:table-row>
        <table:table-row table:style-name="ro1">
          <table:table-cell office:value-type="string">
            <text:p>Jalade / Sabatier D'Espeyran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794.7967">
            <text:p>769794,7967</text:p>
          </table:table-cell>
          <table:table-cell office:value-type="float" office:value="6281103.5226">
            <text:p>6281103,5226</text:p>
          </table:table-cell>
        </table:table-row>
        <table:table-row table:style-name="ro1">
          <table:table-cell office:value-type="string">
            <text:p>Marie De Montpellier / Fac De Droit</text:p>
          </table:table-cell>
          <table:table-cell office:value-type="float" office:value="1999">
            <text:p>1999</text:p>
          </table:table-cell>
          <table:table-cell office:value-type="float" office:value="2005">
            <text:p>2005</text:p>
          </table:table-cell>
          <table:table-cell office:value-type="string">
            <text:p>Partiel</text:p>
          </table:table-cell>
          <table:table-cell office:value-type="float" office:value="772606.1319">
            <text:p>772606,1319</text:p>
          </table:table-cell>
          <table:table-cell office:value-type="float" office:value="6278471.1082">
            <text:p>6278471,1082</text:p>
          </table:table-cell>
        </table:table-row>
        <table:table-row table:style-name="ro1">
          <table:table-cell office:value-type="string">
            <text:p>Grasset / Pezet / Dunant</text:p>
          </table:table-cell>
          <table:table-cell office:value-type="float" office:value="1999">
            <text:p>1999</text:p>
          </table:table-cell>
          <table:table-cell office:value-type="float" office:value="2005">
            <text:p>2005</text:p>
          </table:table-cell>
          <table:table-cell office:value-type="string">
            <text:p>Partiel</text:p>
          </table:table-cell>
          <table:table-cell office:value-type="float" office:value="769943.9242">
            <text:p>769943,9242</text:p>
          </table:table-cell>
          <table:table-cell office:value-type="float" office:value="6281210.7448">
            <text:p>6281210,7448</text:p>
          </table:table-cell>
        </table:table-row>
        <table:table-row table:style-name="ro1">
          <table:table-cell office:value-type="string">
            <text:p>Antonelli / Sept Cans / Entrée Mairi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2296.8089">
            <text:p>772296,8089</text:p>
          </table:table-cell>
          <table:table-cell office:value-type="float" office:value="6278246.6835">
            <text:p>6278246,6835</text:p>
          </table:table-cell>
        </table:table-row>
        <table:table-row table:style-name="ro1">
          <table:table-cell office:value-type="string">
            <text:p>Marie De Montpellier / Syracuse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2471.408">
            <text:p>772471,408</text:p>
          </table:table-cell>
          <table:table-cell office:value-type="float" office:value="6278393.8444">
            <text:p>6278393,8444</text:p>
          </table:table-cell>
        </table:table-row>
        <table:table-row table:style-name="ro1">
          <table:table-cell office:value-type="string">
            <text:p>Barcelone / Oxford / Heidelberg / Bologne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6003.021">
            <text:p>766003,021</text:p>
          </table:table-cell>
          <table:table-cell office:value-type="float" office:value="6281231.2029">
            <text:p>6281231,2029</text:p>
          </table:table-cell>
        </table:table-row>
        <table:table-row table:style-name="ro1">
          <table:table-cell office:value-type="string">
            <text:p>Europe / Guilhem De Poitiers / Agathois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6396.4967">
            <text:p>766396,4967</text:p>
          </table:table-cell>
          <table:table-cell office:value-type="float" office:value="6282053.2225">
            <text:p>6282053,2225</text:p>
          </table:table-cell>
        </table:table-row>
        <table:table-row table:style-name="ro1">
          <table:table-cell office:value-type="string">
            <text:p>Europe / Gimel / Raimbaud D'Orange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6391.6488">
            <text:p>766391,6488</text:p>
          </table:table-cell>
          <table:table-cell office:value-type="float" office:value="6282389.0617">
            <text:p>6282389,0617</text:p>
          </table:table-cell>
        </table:table-row>
        <table:table-row table:style-name="ro1">
          <table:table-cell office:value-type="string">
            <text:p>Gimel / Grabels / Puech Villa</text:p>
          </table:table-cell>
          <table:table-cell office:value-type="float" office:value="1999">
            <text:p>1999</text:p>
          </table:table-cell>
          <table:table-cell office:value-type="float" office:value="2007">
            <text:p>2007</text:p>
          </table:table-cell>
          <table:table-cell office:value-type="string">
            <text:p>Partiel</text:p>
          </table:table-cell>
          <table:table-cell office:value-type="float" office:value="766874.1099">
            <text:p>766874,1099</text:p>
          </table:table-cell>
          <table:table-cell office:value-type="float" office:value="6282615.8767">
            <text:p>6282615,8767</text:p>
          </table:table-cell>
        </table:table-row>
        <table:table-row table:style-name="ro1">
          <table:table-cell office:value-type="string">
            <text:p>Moulins / Navacelles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8190.7634">
            <text:p>768190,7634</text:p>
          </table:table-cell>
          <table:table-cell office:value-type="float" office:value="6282339.8556">
            <text:p>6282339,8556</text:p>
          </table:table-cell>
        </table:table-row>
        <table:table-row table:style-name="ro1">
          <table:table-cell office:value-type="string">
            <text:p>Ganges / Flahault / Diacon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285.4996">
            <text:p>769285,4996</text:p>
          </table:table-cell>
          <table:table-cell office:value-type="float" office:value="6281364.1377">
            <text:p>6281364,1377</text:p>
          </table:table-cell>
        </table:table-row>
        <table:table-row table:style-name="ro1">
          <table:table-cell office:value-type="string">
            <text:p>Ganges / Palmiers / Colombière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193.9129">
            <text:p>769193,9129</text:p>
          </table:table-cell>
          <table:table-cell office:value-type="float" office:value="6281479.202">
            <text:p>6281479,202</text:p>
          </table:table-cell>
        </table:table-row>
        <table:table-row table:style-name="ro1">
          <table:table-cell office:value-type="string">
            <text:p>Ganges / Doyen Giraud / Lapeyronie / Anglada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8885.1735">
            <text:p>768885,1735</text:p>
          </table:table-cell>
          <table:table-cell office:value-type="float" office:value="6281738.6471">
            <text:p>6281738,6471</text:p>
          </table:table-cell>
        </table:table-row>
        <table:table-row table:style-name="ro1">
          <table:table-cell office:value-type="string">
            <text:p>Doyen Giraud / Entrée C.H.R. Lapeyronie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8764.0401">
            <text:p>768764,0401</text:p>
          </table:table-cell>
          <table:table-cell office:value-type="float" office:value="6281850.546">
            <text:p>6281850,546</text:p>
          </table:table-cell>
        </table:table-row>
        <table:table-row table:style-name="ro1">
          <table:table-cell office:value-type="string">
            <text:p>Ganges / Doyen Giraud / Occitanie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8573.5564">
            <text:p>768573,5564</text:p>
          </table:table-cell>
          <table:table-cell office:value-type="float" office:value="6282066.0996">
            <text:p>6282066,0996</text:p>
          </table:table-cell>
        </table:table-row>
        <table:table-row table:style-name="ro1">
          <table:table-cell office:value-type="string">
            <text:p>Diacon / Fliche / Triolet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510.3835">
            <text:p>769510,3835</text:p>
          </table:table-cell>
          <table:table-cell office:value-type="float" office:value="6281468.5347">
            <text:p>6281468,5347</text:p>
          </table:table-cell>
        </table:table-row>
        <table:table-row table:style-name="ro1">
          <table:table-cell office:value-type="string">
            <text:p>Pezet / Truel</text:p>
          </table:table-cell>
          <table:table-cell office:value-type="float" office:value="1999">
            <text:p>1999</text:p>
          </table:table-cell>
          <table:table-cell office:value-type="float" office:value="2003">
            <text:p>2003</text:p>
          </table:table-cell>
          <table:table-cell office:value-type="string">
            <text:p>Partiel</text:p>
          </table:table-cell>
          <table:table-cell office:value-type="float" office:value="770100.6187">
            <text:p>770100,6187</text:p>
          </table:table-cell>
          <table:table-cell office:value-type="float" office:value="6281409.4021">
            <text:p>6281409,4021</text:p>
          </table:table-cell>
        </table:table-row>
        <table:table-row table:style-name="ro1">
          <table:table-cell office:value-type="string">
            <text:p>Mondial / Pénélope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3763.5183">
            <text:p>773763,5183</text:p>
          </table:table-cell>
          <table:table-cell office:value-type="float" office:value="6278691.4407">
            <text:p>6278691,4407</text:p>
          </table:table-cell>
        </table:table-row>
        <table:table-row table:style-name="ro1">
          <table:table-cell office:value-type="string">
            <text:p>Mondial / Mas Rouge</text:p>
          </table:table-cell>
          <table:table-cell office:value-type="float" office:value="1999">
            <text:p>1999</text:p>
          </table:table-cell>
          <table:table-cell office:value-type="float" office:value="2005">
            <text:p>2005</text:p>
          </table:table-cell>
          <table:table-cell office:value-type="string">
            <text:p>Partiel</text:p>
          </table:table-cell>
          <table:table-cell office:value-type="float" office:value="773378.7666">
            <text:p>773378,7666</text:p>
          </table:table-cell>
          <table:table-cell office:value-type="float" office:value="6278676.9295">
            <text:p>6278676,9295</text:p>
          </table:table-cell>
        </table:table-row>
        <table:table-row table:style-name="ro1">
          <table:table-cell office:value-type="string">
            <text:p>Place Ernest Granier</text:p>
          </table:table-cell>
          <table:table-cell office:value-type="float" office:value="1999">
            <text:p>1999</text:p>
          </table:table-cell>
          <table:table-cell office:value-type="float" office:value="2007">
            <text:p>2007</text:p>
          </table:table-cell>
          <table:table-cell office:value-type="string">
            <text:p>Partiel</text:p>
          </table:table-cell>
          <table:table-cell office:value-type="float" office:value="772779.4478">
            <text:p>772779,4478</text:p>
          </table:table-cell>
          <table:table-cell office:value-type="float" office:value="6278488.3293">
            <text:p>6278488,3293</text:p>
          </table:table-cell>
        </table:table-row>
        <table:table-row table:style-name="ro1">
          <table:table-cell office:value-type="string">
            <text:p>Place Ernest Granier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2797.4423">
            <text:p>772797,4423</text:p>
          </table:table-cell>
          <table:table-cell office:value-type="float" office:value="6278533.3155">
            <text:p>6278533,3155</text:p>
          </table:table-cell>
        </table:table-row>
        <table:table-row table:style-name="ro1">
          <table:table-cell office:value-type="string">
            <text:p>Place Ernest Granier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2749.7569">
            <text:p>772749,7569</text:p>
          </table:table-cell>
          <table:table-cell office:value-type="float" office:value="6278558.0579">
            <text:p>6278558,0579</text:p>
          </table:table-cell>
        </table:table-row>
        <table:table-row table:style-name="ro1">
          <table:table-cell office:value-type="string">
            <text:p>Aéroport International / Acropole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2083.7226">
            <text:p>772083,7226</text:p>
          </table:table-cell>
          <table:table-cell office:value-type="float" office:value="6279276.2023">
            <text:p>6279276,2023</text:p>
          </table:table-cell>
        </table:table-row>
        <table:table-row table:style-name="ro1">
          <table:table-cell office:value-type="string">
            <text:p>Droits De L'Homme / Barques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2266.9861">
            <text:p>772266,9861</text:p>
          </table:table-cell>
          <table:table-cell office:value-type="float" office:value="6278789.2512">
            <text:p>6278789,2512</text:p>
          </table:table-cell>
        </table:table-row>
        <table:table-row table:style-name="ro1">
          <table:table-cell office:value-type="string">
            <text:p>Mondial / Manuguerra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3210.1939">
            <text:p>773210,1939</text:p>
          </table:table-cell>
          <table:table-cell office:value-type="float" office:value="6278673.632">
            <text:p>6278673,632</text:p>
          </table:table-cell>
        </table:table-row>
        <table:table-row table:style-name="ro1">
          <table:table-cell office:value-type="string">
            <text:p>Passage Piéton / Station TRAM rue du Mond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2977.9801">
            <text:p>772977,9801</text:p>
          </table:table-cell>
          <table:table-cell office:value-type="float" office:value="6278605.2938">
            <text:p>6278605,2938</text:p>
          </table:table-cell>
        </table:table-row>
        <table:table-row table:style-name="ro1">
          <table:table-cell office:value-type="string">
            <text:p>Georges Méliès / Odysséum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4331.0619">
            <text:p>774331,0619</text:p>
          </table:table-cell>
          <table:table-cell office:value-type="float" office:value="6278753.4608">
            <text:p>6278753,4608</text:p>
          </table:table-cell>
        </table:table-row>
        <table:table-row table:style-name="ro1">
          <table:table-cell office:value-type="string">
            <text:p>Mondial / Vauguières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3613.1861">
            <text:p>773613,1861</text:p>
          </table:table-cell>
          <table:table-cell office:value-type="float" office:value="6278714.2386">
            <text:p>6278714,2386</text:p>
          </table:table-cell>
        </table:table-row>
        <table:table-row table:style-name="ro1">
          <table:table-cell office:value-type="string">
            <text:p>Madeleine / Méhul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536.8308">
            <text:p>769536,8308</text:p>
          </table:table-cell>
          <table:table-cell office:value-type="float" office:value="6276197.6805">
            <text:p>6276197,6805</text:p>
          </table:table-cell>
        </table:table-row>
        <table:table-row table:style-name="ro1">
          <table:table-cell office:value-type="string">
            <text:p>Parking Sabines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string">
            <text:p>Partiel</text:p>
          </table:table-cell>
          <table:table-cell office:value-type="float" office:value="769465.709">
            <text:p>769465,709</text:p>
          </table:table-cell>
          <table:table-cell office:value-type="float" office:value="6276472.1859">
            <text:p>6276472,1859</text:p>
          </table:table-cell>
        </table:table-row>
        <table:table-row table:style-name="ro1">
          <table:table-cell office:value-type="string">
            <text:p>Villeneuve D'Angoulême / Paul Valéry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646.3685">
            <text:p>769646,3685</text:p>
          </table:table-cell>
          <table:table-cell office:value-type="float" office:value="6276672.8731">
            <text:p>6276672,8731</text:p>
          </table:table-cell>
        </table:table-row>
        <table:table-row table:style-name="ro1">
          <table:table-cell office:value-type="string">
            <text:p>Villeneuve D'Angoulême / Bachelard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string">
            <text:p>Partiel</text:p>
          </table:table-cell>
          <table:table-cell office:value-type="float" office:value="769830.5189">
            <text:p>769830,5189</text:p>
          </table:table-cell>
          <table:table-cell office:value-type="float" office:value="6276760.1858">
            <text:p>6276760,1858</text:p>
          </table:table-cell>
        </table:table-row>
        <table:table-row table:style-name="ro1">
          <table:table-cell office:value-type="string">
            <text:p>Villeneuve D'Angoulême / Arnel / Foucaud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965.9858">
            <text:p>769965,9858</text:p>
          </table:table-cell>
          <table:table-cell office:value-type="float" office:value="6277253.8993">
            <text:p>6277253,8993</text:p>
          </table:table-cell>
        </table:table-row>
        <table:table-row table:style-name="ro1">
          <table:table-cell office:value-type="string">
            <text:p>Villeneuve D'Angoulême / Roseau / Brassens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string">
            <text:p>Partiel</text:p>
          </table:table-cell>
          <table:table-cell office:value-type="float" office:value="769980.2733">
            <text:p>769980,2733</text:p>
          </table:table-cell>
          <table:table-cell office:value-type="float" office:value="6277530.654">
            <text:p>6277530,654</text:p>
          </table:table-cell>
        </table:table-row>
        <table:table-row table:style-name="ro1">
          <table:table-cell office:value-type="string">
            <text:p>Villeneuve D'Angoulême / Janvier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string">
            <text:p>Partiel</text:p>
          </table:table-cell>
          <table:table-cell office:value-type="float" office:value="770084.5219">
            <text:p>770084,5219</text:p>
          </table:table-cell>
          <table:table-cell office:value-type="float" office:value="6277731.3688">
            <text:p>6277731,3688</text:p>
          </table:table-cell>
        </table:table-row>
        <table:table-row table:style-name="ro1">
          <table:table-cell office:value-type="string">
            <text:p>Pedro De Luna / Ecole Républicaine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string">
            <text:p>Partiel</text:p>
          </table:table-cell>
          <table:table-cell office:value-type="float" office:value="770387.7328">
            <text:p>770387,7328</text:p>
          </table:table-cell>
          <table:table-cell office:value-type="float" office:value="6277682.6564">
            <text:p>6277682,6564</text:p>
          </table:table-cell>
        </table:table-row>
        <table:table-row table:style-name="ro1">
          <table:table-cell office:value-type="string">
            <text:p>Pedro De Luna / Costa Dorada / Vercors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string">
            <text:p>Partiel</text:p>
          </table:table-cell>
          <table:table-cell office:value-type="float" office:value="770455.3337">
            <text:p>770455,3337</text:p>
          </table:table-cell>
          <table:table-cell office:value-type="float" office:value="6277629.0792">
            <text:p>6277629,0792</text:p>
          </table:table-cell>
        </table:table-row>
        <table:table-row table:style-name="ro1">
          <table:table-cell office:value-type="string">
            <text:p>Pedro De Luna / Costa Brava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string">
            <text:p>Tout</text:p>
          </table:table-cell>
          <table:table-cell office:value-type="float" office:value="770558.5214">
            <text:p>770558,5214</text:p>
          </table:table-cell>
          <table:table-cell office:value-type="float" office:value="6277544.5446">
            <text:p>6277544,5446</text:p>
          </table:table-cell>
        </table:table-row>
        <table:table-row table:style-name="ro1">
          <table:table-cell office:value-type="string">
            <text:p>Maurin / J.Cugnot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string">
            <text:p>Tout</text:p>
          </table:table-cell>
          <table:table-cell office:value-type="float" office:value="770733.8082">
            <text:p>770733,8082</text:p>
          </table:table-cell>
          <table:table-cell office:value-type="float" office:value="6277668.6345">
            <text:p>6277668,6345</text:p>
          </table:table-cell>
        </table:table-row>
        <table:table-row table:style-name="ro1">
          <table:table-cell office:value-type="string">
            <text:p>Maurin / Fermaud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686.4776">
            <text:p>770686,4776</text:p>
          </table:table-cell>
          <table:table-cell office:value-type="float" office:value="6278409.8125">
            <text:p>6278409,8125</text:p>
          </table:table-cell>
        </table:table-row>
        <table:table-row table:style-name="ro1">
          <table:table-cell office:value-type="string">
            <text:p>Catalan / Accès Parking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770.4601">
            <text:p>770770,4601</text:p>
          </table:table-cell>
          <table:table-cell office:value-type="float" office:value="6278626.444">
            <text:p>6278626,444</text:p>
          </table:table-cell>
        </table:table-row>
        <table:table-row table:style-name="ro1">
          <table:table-cell office:value-type="string">
            <text:p>Gare Saint Roch / Durand / Ferry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1105.2646">
            <text:p>771105,2646</text:p>
          </table:table-cell>
          <table:table-cell office:value-type="float" office:value="6278834.8303">
            <text:p>6278834,8303</text:p>
          </table:table-cell>
        </table:table-row>
        <table:table-row table:style-name="ro1">
          <table:table-cell office:value-type="string">
            <text:p>Epidaure / Corfou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2239.3928">
            <text:p>772239,3928</text:p>
          </table:table-cell>
          <table:table-cell office:value-type="float" office:value="6279454.4636">
            <text:p>6279454,4636</text:p>
          </table:table-cell>
        </table:table-row>
        <table:table-row table:style-name="ro1">
          <table:table-cell office:value-type="string">
            <text:p>Vasco de Gama / Béracas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2278.3661">
            <text:p>772278,3661</text:p>
          </table:table-cell>
          <table:table-cell office:value-type="float" office:value="6279728.9693">
            <text:p>6279728,9693</text:p>
          </table:table-cell>
        </table:table-row>
        <table:table-row table:style-name="ro1">
          <table:table-cell office:value-type="string">
            <text:p>Epidaure / Semalen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2255.9294">
            <text:p>772255,9294</text:p>
          </table:table-cell>
          <table:table-cell office:value-type="float" office:value="6279641.392">
            <text:p>6279641,392</text:p>
          </table:table-cell>
        </table:table-row>
        <table:table-row table:style-name="ro1">
          <table:table-cell office:value-type="string">
            <text:p>Franchissement Tram Rue Vallois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1641.0365">
            <text:p>771641,0365</text:p>
          </table:table-cell>
          <table:table-cell office:value-type="float" office:value="6279835.7289">
            <text:p>6279835,7289</text:p>
          </table:table-cell>
        </table:table-row>
        <table:table-row table:style-name="ro1">
          <table:table-cell office:value-type="string">
            <text:p>Nîmes / Sauret / Val Marie</text:p>
          </table:table-cell>
          <table:table-cell table:number-columns-repeated="2" office:value-type="float" office:value="2007">
            <text:p>2007</text:p>
          </table:table-cell>
          <table:table-cell office:value-type="string">
            <text:p>Partiel</text:p>
          </table:table-cell>
          <table:table-cell office:value-type="float" office:value="771731.2964">
            <text:p>771731,2964</text:p>
          </table:table-cell>
          <table:table-cell office:value-type="float" office:value="6280411.9365">
            <text:p>6280411,9365</text:p>
          </table:table-cell>
        </table:table-row>
        <table:table-row table:style-name="ro1">
          <table:table-cell office:value-type="string">
            <text:p>Dubout / Orient / Comte de Melgueil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string">
            <text:p>Partiel</text:p>
          </table:table-cell>
          <table:table-cell office:value-type="float" office:value="771901.3689">
            <text:p>771901,3689</text:p>
          </table:table-cell>
          <table:table-cell office:value-type="float" office:value="6278697.4105">
            <text:p>6278697,4105</text:p>
          </table:table-cell>
        </table:table-row>
        <table:table-row table:style-name="ro1">
          <table:table-cell office:value-type="string">
            <text:p>Lavérune / Mr Teste</text:p>
          </table:table-cell>
          <table:table-cell office:value-type="float" office:value="2000">
            <text:p>2000</text:p>
          </table:table-cell>
          <table:table-cell office:value-type="float" office:value="2009">
            <text:p>2009</text:p>
          </table:table-cell>
          <table:table-cell office:value-type="string">
            <text:p>Tout</text:p>
          </table:table-cell>
          <table:table-cell office:value-type="float" office:value="767969.8384">
            <text:p>767969,8384</text:p>
          </table:table-cell>
          <table:table-cell office:value-type="float" office:value="6278067.9005">
            <text:p>6278067,9005</text:p>
          </table:table-cell>
        </table:table-row>
        <table:table-row table:style-name="ro1">
          <table:table-cell office:value-type="string">
            <text:p>Pompignane / Courlis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2519.4103">
            <text:p>772519,4103</text:p>
          </table:table-cell>
          <table:table-cell office:value-type="float" office:value="6279864.0124">
            <text:p>6279864,0124</text:p>
          </table:table-cell>
        </table:table-row>
        <table:table-row table:style-name="ro1">
          <table:table-cell office:value-type="string">
            <text:p>Dubout / Antonell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1866.6942">
            <text:p>771866,6942</text:p>
          </table:table-cell>
          <table:table-cell office:value-type="float" office:value="6278171.0645">
            <text:p>6278171,0645</text:p>
          </table:table-cell>
        </table:table-row>
        <table:table-row table:style-name="ro1">
          <table:table-cell office:value-type="string">
            <text:p>Piste de la Prévention Routière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Grabels / Carriérasse ( Malbosc )</text:p>
          </table:table-cell>
          <table:table-cell office:value-type="float" office:value="2003">
            <text:p>2003</text:p>
          </table:table-cell>
          <table:table-cell office:value-type="float" office:value="2012">
            <text:p>2012</text:p>
          </table:table-cell>
          <table:table-cell office:value-type="string">
            <text:p>Partiel</text:p>
          </table:table-cell>
          <table:table-cell office:value-type="float" office:value="767311.5287">
            <text:p>767311,5287</text:p>
          </table:table-cell>
          <table:table-cell office:value-type="float" office:value="6282069.3483">
            <text:p>6282069,3483</text:p>
          </table:table-cell>
        </table:table-row>
        <table:table-row table:style-name="ro1">
          <table:table-cell office:value-type="string">
            <text:p>Ganges / Pic Saint Loup / Lyre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8393.926">
            <text:p>768393,926</text:p>
          </table:table-cell>
          <table:table-cell office:value-type="float" office:value="6282540.8032">
            <text:p>6282540,8032</text:p>
          </table:table-cell>
        </table:table-row>
        <table:table-row table:style-name="ro1">
          <table:table-cell office:value-type="string">
            <text:p>Flahault / Valteli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501.3189">
            <text:p>769501,3189</text:p>
          </table:table-cell>
          <table:table-cell office:value-type="float" office:value="6281101.9443">
            <text:p>6281101,9443</text:p>
          </table:table-cell>
        </table:table-row>
        <table:table-row table:style-name="ro1">
          <table:table-cell office:value-type="string">
            <text:p>Mende / Fac De Lettres</text:p>
          </table:table-cell>
          <table:table-cell office:value-type="float" office:value="0">
            <text:p>0</text:p>
          </table:table-cell>
          <table:table-cell office:value-type="float" office:value="2003">
            <text:p>2003</text:p>
          </table:table-cell>
          <table:table-cell office:value-type="string">
            <text:p>Partiel</text:p>
          </table:table-cell>
          <table:table-cell office:value-type="float" office:value="770095.4219">
            <text:p>770095,4219</text:p>
          </table:table-cell>
          <table:table-cell office:value-type="float" office:value="6281843.0628">
            <text:p>6281843,0628</text:p>
          </table:table-cell>
        </table:table-row>
        <table:table-row table:style-name="ro1">
          <table:table-cell office:value-type="string">
            <text:p>Place De La Voie Domitienne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252.0365">
            <text:p>770252,0365</text:p>
          </table:table-cell>
          <table:table-cell office:value-type="float" office:value="6281587.1288">
            <text:p>6281587,1288</text:p>
          </table:table-cell>
        </table:table-row>
        <table:table-row table:style-name="ro1">
          <table:table-cell office:value-type="string">
            <text:p>Jeu De Paume / André Michel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602.6639">
            <text:p>770602,6639</text:p>
          </table:table-cell>
          <table:table-cell office:value-type="float" office:value="6279095.2357">
            <text:p>6279095,2357</text:p>
          </table:table-cell>
        </table:table-row>
        <table:table-row table:style-name="ro1">
          <table:table-cell office:value-type="string">
            <text:p>Jeu De Paume / Grand Rue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0740.6909">
            <text:p>770740,6909</text:p>
          </table:table-cell>
          <table:table-cell office:value-type="float" office:value="6279009.8365">
            <text:p>6279009,8365</text:p>
          </table:table-cell>
        </table:table-row>
        <table:table-row table:style-name="ro1">
          <table:table-cell office:value-type="string">
            <text:p>Observatoire / Anatole France / République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0844.492">
            <text:p>770844,492</text:p>
          </table:table-cell>
          <table:table-cell office:value-type="float" office:value="6278966.8719">
            <text:p>6278966,8719</text:p>
          </table:table-cell>
        </table:table-row>
        <table:table-row table:style-name="ro1">
          <table:table-cell office:value-type="string">
            <text:p>Gambetta / Clémenceau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0676.074">
            <text:p>770676,074</text:p>
          </table:table-cell>
          <table:table-cell office:value-type="float" office:value="6278868.8074">
            <text:p>6278868,8074</text:p>
          </table:table-cell>
        </table:table-row>
        <table:table-row table:style-name="ro1">
          <table:table-cell office:value-type="string">
            <text:p>Gambetta / André Michel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0543.4652">
            <text:p>770543,4652</text:p>
          </table:table-cell>
          <table:table-cell office:value-type="float" office:value="6278912.58">
            <text:p>6278912,58</text:p>
          </table:table-cell>
        </table:table-row>
        <table:table-row table:style-name="ro1">
          <table:table-cell office:value-type="string">
            <text:p>Lodève / Piéton Lycée / Gendarmeri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68512.0523">
            <text:p>768512,0523</text:p>
          </table:table-cell>
          <table:table-cell office:value-type="float" office:value="6279459.4038">
            <text:p>6279459,4038</text:p>
          </table:table-cell>
        </table:table-row>
        <table:table-row table:style-name="ro1">
          <table:table-cell office:value-type="string">
            <text:p>Gambetta / Marceau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0433.7264">
            <text:p>770433,7264</text:p>
          </table:table-cell>
          <table:table-cell office:value-type="float" office:value="6278984.4144">
            <text:p>6278984,4144</text:p>
          </table:table-cell>
        </table:table-row>
        <table:table-row table:style-name="ro1">
          <table:table-cell office:value-type="string">
            <text:p>Lodève / Massén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68362.5624">
            <text:p>768362,5624</text:p>
          </table:table-cell>
          <table:table-cell office:value-type="float" office:value="6279535.4716">
            <text:p>6279535,4716</text:p>
          </table:table-cell>
        </table:table-row>
        <table:table-row table:style-name="ro1">
          <table:table-cell office:value-type="string">
            <text:p>Gambetta / Soldats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0322.2656">
            <text:p>770322,2656</text:p>
          </table:table-cell>
          <table:table-cell office:value-type="float" office:value="6279065.3559">
            <text:p>6279065,3559</text:p>
          </table:table-cell>
        </table:table-row>
        <table:table-row table:style-name="ro1">
          <table:table-cell office:value-type="string">
            <text:p>Gambetta / Raffinerie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0245.7724">
            <text:p>770245,7724</text:p>
          </table:table-cell>
          <table:table-cell office:value-type="float" office:value="6279117.2737">
            <text:p>6279117,2737</text:p>
          </table:table-cell>
        </table:table-row>
        <table:table-row table:style-name="ro1">
          <table:table-cell office:value-type="string">
            <text:p>Lodève / Tour Buffel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69308.4161">
            <text:p>769308,4161</text:p>
          </table:table-cell>
          <table:table-cell office:value-type="float" office:value="6279424.8503">
            <text:p>6279424,8503</text:p>
          </table:table-cell>
        </table:table-row>
        <table:table-row table:style-name="ro1">
          <table:table-cell office:value-type="string">
            <text:p>Gambetta / Daru / Figuerolles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0148.1464">
            <text:p>770148,1464</text:p>
          </table:table-cell>
          <table:table-cell office:value-type="float" office:value="6279183.3783">
            <text:p>6279183,3783</text:p>
          </table:table-cell>
        </table:table-row>
        <table:table-row table:style-name="ro1">
          <table:table-cell office:value-type="string">
            <text:p>Palavas / Saint Hilair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1921.5628">
            <text:p>771921,5628</text:p>
          </table:table-cell>
          <table:table-cell office:value-type="float" office:value="6277144.7358">
            <text:p>6277144,7358</text:p>
          </table:table-cell>
        </table:table-row>
        <table:table-row table:style-name="ro1">
          <table:table-cell office:value-type="string">
            <text:p>Lodève / Saint Louis / Pellicier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0011.2754">
            <text:p>770011,2754</text:p>
          </table:table-cell>
          <table:table-cell office:value-type="float" office:value="6279274.331">
            <text:p>6279274,331</text:p>
          </table:table-cell>
        </table:table-row>
        <table:table-row table:style-name="ro1">
          <table:table-cell office:value-type="string">
            <text:p>Saint Hilaire / Garcia Lorc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2004.1792">
            <text:p>772004,1792</text:p>
          </table:table-cell>
          <table:table-cell office:value-type="float" office:value="6277345.4227">
            <text:p>6277345,4227</text:p>
          </table:table-cell>
        </table:table-row>
        <table:table-row table:style-name="ro1">
          <table:table-cell office:value-type="string">
            <text:p>Gambetta / Zol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0075.4282">
            <text:p>770075,4282</text:p>
          </table:table-cell>
          <table:table-cell office:value-type="float" office:value="6279254.6783">
            <text:p>6279254,6783</text:p>
          </table:table-cell>
        </table:table-row>
        <table:table-row table:style-name="ro1">
          <table:table-cell office:value-type="string">
            <text:p>Bd de Strasbourg / Riverains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71562.435">
            <text:p>771562,435</text:p>
          </table:table-cell>
          <table:table-cell office:value-type="float" office:value="6278658.5612">
            <text:p>6278658,5612</text:p>
          </table:table-cell>
        </table:table-row>
        <table:table-row table:style-name="ro1">
          <table:table-cell office:value-type="string">
            <text:p>Saint Hilaire / Métairie de Saysse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2071.3835">
            <text:p>772071,3835</text:p>
          </table:table-cell>
          <table:table-cell office:value-type="float" office:value="6277410.5985">
            <text:p>6277410,5985</text:p>
          </table:table-cell>
        </table:table-row>
        <table:table-row table:style-name="ro1">
          <table:table-cell office:value-type="string">
            <text:p>Lodève / Volontaires / Braill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69808.8439">
            <text:p>769808,8439</text:p>
          </table:table-cell>
          <table:table-cell office:value-type="float" office:value="6279332.6681">
            <text:p>6279332,6681</text:p>
          </table:table-cell>
        </table:table-row>
        <table:table-row table:style-name="ro1">
          <table:table-cell office:value-type="string">
            <text:p>Saint Hilaire / Coste Peintur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2170.867">
            <text:p>772170,867</text:p>
          </table:table-cell>
          <table:table-cell office:value-type="float" office:value="6277484.682">
            <text:p>6277484,682</text:p>
          </table:table-cell>
        </table:table-row>
        <table:table-row table:style-name="ro1">
          <table:table-cell office:value-type="string">
            <text:p>Lodève / Nogare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69672.1864">
            <text:p>769672,1864</text:p>
          </table:table-cell>
          <table:table-cell office:value-type="float" office:value="6279356.0838">
            <text:p>6279356,0838</text:p>
          </table:table-cell>
        </table:table-row>
        <table:table-row table:style-name="ro1">
          <table:table-cell office:value-type="string">
            <text:p>Lodève / Forgu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68907.0496">
            <text:p>768907,0496</text:p>
          </table:table-cell>
          <table:table-cell office:value-type="float" office:value="6279384.1826">
            <text:p>6279384,1826</text:p>
          </table:table-cell>
        </table:table-row>
        <table:table-row table:style-name="ro1">
          <table:table-cell office:value-type="string">
            <text:p>Saint Hilaire / Centrayrargu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2334.909">
            <text:p>772334,909</text:p>
          </table:table-cell>
          <table:table-cell office:value-type="float" office:value="6277576.7571">
            <text:p>6277576,7571</text:p>
          </table:table-cell>
        </table:table-row>
        <table:table-row table:style-name="ro1">
          <table:table-cell office:value-type="string">
            <text:p>Passage Piéton / St Hilair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2474.0801">
            <text:p>772474,0801</text:p>
          </table:table-cell>
          <table:table-cell office:value-type="float" office:value="6277604.0754">
            <text:p>6277604,0754</text:p>
          </table:table-cell>
        </table:table-row>
        <table:table-row table:style-name="ro1">
          <table:table-cell office:value-type="string">
            <text:p>Lodève / Benjamin Milhaud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69150.9262">
            <text:p>769150,9262</text:p>
          </table:table-cell>
          <table:table-cell office:value-type="float" office:value="6279417.8477">
            <text:p>6279417,8477</text:p>
          </table:table-cell>
        </table:table-row>
        <table:table-row table:style-name="ro1">
          <table:table-cell office:value-type="string">
            <text:p>Lodève / Citée Astruc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68996.8841">
            <text:p>768996,8841</text:p>
          </table:table-cell>
          <table:table-cell office:value-type="float" office:value="6279390.2835">
            <text:p>6279390,2835</text:p>
          </table:table-cell>
        </table:table-row>
        <table:table-row table:style-name="ro1">
          <table:table-cell office:value-type="string">
            <text:p>Tillion / Pont Trinquat / Acconier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2419.8491">
            <text:p>772419,8491</text:p>
          </table:table-cell>
          <table:table-cell office:value-type="float" office:value="6277792.8931">
            <text:p>6277792,8931</text:p>
          </table:table-cell>
        </table:table-row>
        <table:table-row table:style-name="ro1">
          <table:table-cell office:value-type="string">
            <text:p>Lodève / Taillad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68615.3801">
            <text:p>768615,3801</text:p>
          </table:table-cell>
          <table:table-cell office:value-type="float" office:value="6279423.6782">
            <text:p>6279423,6782</text:p>
          </table:table-cell>
        </table:table-row>
        <table:table-row table:style-name="ro1">
          <table:table-cell office:value-type="string">
            <text:p>Tillion / Voie privé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2369.834">
            <text:p>772369,834</text:p>
          </table:table-cell>
          <table:table-cell office:value-type="float" office:value="6277942.9412">
            <text:p>6277942,9412</text:p>
          </table:table-cell>
        </table:table-row>
        <table:table-row table:style-name="ro1">
          <table:table-cell office:value-type="string">
            <text:p>Lodève / Las Sorbès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68288.9676">
            <text:p>768288,9676</text:p>
          </table:table-cell>
          <table:table-cell office:value-type="float" office:value="6279610.1359">
            <text:p>6279610,1359</text:p>
          </table:table-cell>
        </table:table-row>
        <table:table-row table:style-name="ro1">
          <table:table-cell office:value-type="string">
            <text:p>Moulins / Alc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67441.8106">
            <text:p>767441,8106</text:p>
          </table:table-cell>
          <table:table-cell office:value-type="float" office:value="6280731.3907">
            <text:p>6280731,3907</text:p>
          </table:table-cell>
        </table:table-row>
        <table:table-row table:style-name="ro1">
          <table:table-cell office:value-type="string">
            <text:p>Lodève / Alco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68217.0301">
            <text:p>768217,0301</text:p>
          </table:table-cell>
          <table:table-cell office:value-type="float" office:value="6279655.0636">
            <text:p>6279655,0636</text:p>
          </table:table-cell>
        </table:table-row>
        <table:table-row table:style-name="ro1">
          <table:table-cell office:value-type="string">
            <text:p>Prés D'Arènes / Perruque / Morlh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0895.081">
            <text:p>770895,081</text:p>
          </table:table-cell>
          <table:table-cell office:value-type="float" office:value="6277794.1609">
            <text:p>6277794,1609</text:p>
          </table:table-cell>
        </table:table-row>
        <table:table-row table:style-name="ro1">
          <table:table-cell office:value-type="string">
            <text:p>Lodève / Bringuier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67754.5995">
            <text:p>767754,5995</text:p>
          </table:table-cell>
          <table:table-cell office:value-type="float" office:value="6279764.3947">
            <text:p>6279764,3947</text:p>
          </table:table-cell>
        </table:table-row>
        <table:table-row table:style-name="ro1">
          <table:table-cell office:value-type="string">
            <text:p>Prés D'Arènes / Tulipes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1024.1028">
            <text:p>771024,1028</text:p>
          </table:table-cell>
          <table:table-cell office:value-type="float" office:value="6277634.0923">
            <text:p>6277634,0923</text:p>
          </table:table-cell>
        </table:table-row>
        <table:table-row table:style-name="ro1">
          <table:table-cell office:value-type="string">
            <text:p>Prés D'Arènes / Lesseps / Prés D'Hermès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1049.7322">
            <text:p>771049,7322</text:p>
          </table:table-cell>
          <table:table-cell office:value-type="float" office:value="6277513.6617">
            <text:p>6277513,6617</text:p>
          </table:table-cell>
        </table:table-row>
        <table:table-row table:style-name="ro1">
          <table:table-cell office:value-type="string">
            <text:p>Tillion / Parking Mairi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2307.3923">
            <text:p>772307,3923</text:p>
          </table:table-cell>
          <table:table-cell office:value-type="float" office:value="6278091.1082">
            <text:p>6278091,1082</text:p>
          </table:table-cell>
        </table:table-row>
        <table:table-row table:style-name="ro1">
          <table:table-cell office:value-type="string">
            <text:p>Prés D'Arènes / Pivoines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1086.3507">
            <text:p>771086,3507</text:p>
          </table:table-cell>
          <table:table-cell office:value-type="float" office:value="6277446.2087">
            <text:p>6277446,2087</text:p>
          </table:table-cell>
        </table:table-row>
        <table:table-row table:style-name="ro1">
          <table:table-cell office:value-type="string">
            <text:p>Prés D'Arènes / Yuccas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1471.1143">
            <text:p>771471,1143</text:p>
          </table:table-cell>
          <table:table-cell office:value-type="float" office:value="6277240.6999">
            <text:p>6277240,6999</text:p>
          </table:table-cell>
        </table:table-row>
        <table:table-row table:style-name="ro1">
          <table:table-cell office:value-type="string">
            <text:p>Bringuier / Araucaria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67798.7342">
            <text:p>767798,7342</text:p>
          </table:table-cell>
          <table:table-cell office:value-type="float" office:value="6279916.296">
            <text:p>6279916,296</text:p>
          </table:table-cell>
        </table:table-row>
        <table:table-row table:style-name="ro1">
          <table:table-cell office:value-type="string">
            <text:p>Prés D'Arènes / Industrie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1549.257">
            <text:p>771549,257</text:p>
          </table:table-cell>
          <table:table-cell office:value-type="float" office:value="6277202.9175">
            <text:p>6277202,9175</text:p>
          </table:table-cell>
        </table:table-row>
        <table:table-row table:style-name="ro1">
          <table:table-cell office:value-type="string">
            <text:p>Moulins / Deltei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67349.2062">
            <text:p>767349,2062</text:p>
          </table:table-cell>
          <table:table-cell office:value-type="float" office:value="6280599.7602">
            <text:p>6280599,7602</text:p>
          </table:table-cell>
        </table:table-row>
        <table:table-row table:style-name="ro1">
          <table:table-cell office:value-type="string">
            <text:p>Palavas / Leclerc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1892.2688">
            <text:p>771892,2688</text:p>
          </table:table-cell>
          <table:table-cell office:value-type="float" office:value="6277308.4396">
            <text:p>6277308,4396</text:p>
          </table:table-cell>
        </table:table-row>
        <table:table-row table:style-name="ro1">
          <table:table-cell office:value-type="string">
            <text:p>Pilory / Moulins / Gion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67224.1903">
            <text:p>767224,1903</text:p>
          </table:table-cell>
          <table:table-cell office:value-type="float" office:value="6280442.9943">
            <text:p>6280442,9943</text:p>
          </table:table-cell>
        </table:table-row>
        <table:table-row table:style-name="ro1">
          <table:table-cell office:value-type="string">
            <text:p>Alco / Carrieu / Bringui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67910.4437">
            <text:p>767910,4437</text:p>
          </table:table-cell>
          <table:table-cell office:value-type="float" office:value="6280048.6412">
            <text:p>6280048,6412</text:p>
          </table:table-cell>
        </table:table-row>
        <table:table-row table:style-name="ro1">
          <table:table-cell office:value-type="string">
            <text:p>Près d'arènes / Catalpa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1383.6772">
            <text:p>771383,6772</text:p>
          </table:table-cell>
          <table:table-cell office:value-type="float" office:value="6277280.8058">
            <text:p>6277280,8058</text:p>
          </table:table-cell>
        </table:table-row>
        <table:table-row table:style-name="ro1">
          <table:table-cell office:value-type="string">
            <text:p>Lodève / Zamenhof</text:p>
          </table:table-cell>
          <table:table-cell office:value-type="float" office:value="2000">
            <text:p>2000</text:p>
          </table:table-cell>
          <table:table-cell office:value-type="float" office:value="2008">
            <text:p>2008</text:p>
          </table:table-cell>
          <table:table-cell office:value-type="string">
            <text:p>Partiel</text:p>
          </table:table-cell>
          <table:table-cell office:value-type="float" office:value="766691.5841">
            <text:p>766691,5841</text:p>
          </table:table-cell>
          <table:table-cell office:value-type="float" office:value="6279891.7179">
            <text:p>6279891,7179</text:p>
          </table:table-cell>
        </table:table-row>
        <table:table-row table:style-name="ro1">
          <table:table-cell office:value-type="string">
            <text:p>Près d'arènes / Fabre de Morlhon / Déchèteri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0944.2349">
            <text:p>770944,2349</text:p>
          </table:table-cell>
          <table:table-cell office:value-type="float" office:value="6277746.4561">
            <text:p>6277746,4561</text:p>
          </table:table-cell>
        </table:table-row>
        <table:table-row table:style-name="ro1">
          <table:table-cell office:value-type="string">
            <text:p>Lodève / Zac De La Fontai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66523.6053">
            <text:p>766523,6053</text:p>
          </table:table-cell>
          <table:table-cell office:value-type="float" office:value="6279897.8847">
            <text:p>6279897,8847</text:p>
          </table:table-cell>
        </table:table-row>
        <table:table-row table:style-name="ro1">
          <table:table-cell office:value-type="string">
            <text:p>Près d'arènes / Cyprè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1166.7845">
            <text:p>771166,7845</text:p>
          </table:table-cell>
          <table:table-cell office:value-type="float" office:value="6277388.6027">
            <text:p>6277388,6027</text:p>
          </table:table-cell>
        </table:table-row>
        <table:table-row table:style-name="ro1">
          <table:table-cell office:value-type="string">
            <text:p>Près d'arènes / Bize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1267.6438">
            <text:p>771267,6438</text:p>
          </table:table-cell>
          <table:table-cell office:value-type="float" office:value="6277340.6601">
            <text:p>6277340,6601</text:p>
          </table:table-cell>
        </table:table-row>
        <table:table-row table:style-name="ro1">
          <table:table-cell office:value-type="string">
            <text:p>Lodève / Liberté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66179.031">
            <text:p>766179,031</text:p>
          </table:table-cell>
          <table:table-cell office:value-type="float" office:value="6279952.74">
            <text:p>6279952,74</text:p>
          </table:table-cell>
        </table:table-row>
        <table:table-row table:style-name="ro1">
          <table:table-cell office:value-type="string">
            <text:p>Abrivado / Anoubl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1724.3156">
            <text:p>771724,3156</text:p>
          </table:table-cell>
          <table:table-cell office:value-type="float" office:value="6277127.4055">
            <text:p>6277127,4055</text:p>
          </table:table-cell>
        </table:table-row>
        <table:table-row table:style-name="ro1">
          <table:table-cell office:value-type="string">
            <text:p>Zamenhof / Pilory / Favre de St Casto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66704.713">
            <text:p>766704,713</text:p>
          </table:table-cell>
          <table:table-cell office:value-type="float" office:value="6280132.6043">
            <text:p>6280132,6043</text:p>
          </table:table-cell>
        </table:table-row>
        <table:table-row table:style-name="ro1">
          <table:table-cell office:value-type="string">
            <text:p>Lodève / TRAM Spaa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66366.5748">
            <text:p>766366,5748</text:p>
          </table:table-cell>
          <table:table-cell office:value-type="float" office:value="6279927.8164">
            <text:p>6279927,8164</text:p>
          </table:table-cell>
        </table:table-row>
        <table:table-row table:style-name="ro1">
          <table:table-cell office:value-type="string">
            <text:p>Alco / Paul Rimbaud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67777.9871">
            <text:p>767777,9871</text:p>
          </table:table-cell>
          <table:table-cell office:value-type="float" office:value="6280231.5126">
            <text:p>6280231,5126</text:p>
          </table:table-cell>
        </table:table-row>
        <table:table-row table:style-name="ro1">
          <table:table-cell office:value-type="string">
            <text:p>Montasinos / Laëtitia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string">
            <text:p>Partiel</text:p>
          </table:table-cell>
          <table:table-cell office:value-type="float" office:value="771252.9176">
            <text:p>771252,9176</text:p>
          </table:table-cell>
          <table:table-cell office:value-type="float" office:value="6280860.8847">
            <text:p>6280860,8847</text:p>
          </table:table-cell>
        </table:table-row>
        <table:table-row table:style-name="ro1">
          <table:table-cell office:value-type="string">
            <text:p>Alco / Hôtel Du Département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67648.8093">
            <text:p>767648,8093</text:p>
          </table:table-cell>
          <table:table-cell office:value-type="float" office:value="6280433.4845">
            <text:p>6280433,4845</text:p>
          </table:table-cell>
        </table:table-row>
        <table:table-row table:style-name="ro1">
          <table:table-cell office:value-type="string">
            <text:p>Mosson / Franchissemen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66027.6652">
            <text:p>766027,6652</text:p>
          </table:table-cell>
          <table:table-cell office:value-type="float" office:value="6280137.3737">
            <text:p>6280137,3737</text:p>
          </table:table-cell>
        </table:table-row>
        <table:table-row table:style-name="ro1">
          <table:table-cell office:value-type="string">
            <text:p>Bretelle Spaak / Bus Moss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66120.4939">
            <text:p>766120,4939</text:p>
          </table:table-cell>
          <table:table-cell office:value-type="float" office:value="6280174.0996">
            <text:p>6280174,0996</text:p>
          </table:table-cell>
        </table:table-row>
        <table:table-row table:style-name="ro1">
          <table:table-cell office:value-type="string">
            <text:p>Heidelberg / place Schuman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5984.3773">
            <text:p>765984,3773</text:p>
          </table:table-cell>
          <table:table-cell office:value-type="float" office:value="6280464.7329">
            <text:p>6280464,7329</text:p>
          </table:table-cell>
        </table:table-row>
        <table:table-row table:style-name="ro1">
          <table:table-cell office:value-type="string">
            <text:p>Passage Piéton Raymond Dugrand 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lace Pablo Picass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2956.9456">
            <text:p>772956,9456</text:p>
          </table:table-cell>
          <table:table-cell office:value-type="float" office:value="6278109.596">
            <text:p>6278109,596</text:p>
          </table:table-cell>
        </table:table-row>
        <table:table-row table:style-name="ro1">
          <table:table-cell office:value-type="string">
            <text:p>Passage Piéton Raymond Dugrand 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office:value-type="float" office:value="773138.1195">
            <text:p>773138,1195</text:p>
          </table:table-cell>
          <table:table-cell office:value-type="float" office:value="6277733.4239">
            <text:p>6277733,4239</text:p>
          </table:table-cell>
        </table:table-row>
        <table:table-row table:style-name="ro1">
          <table:table-cell office:value-type="string">
            <text:p>Raymond Dugrand / Claude Lévi-Straus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lco / Cour des Ecol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u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ccès Riverains Villeneuve D'Angoulême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893.4898">
            <text:p>769893,4898</text:p>
          </table:table-cell>
          <table:table-cell office:value-type="float" office:value="6276843.7943">
            <text:p>6276843,7943</text:p>
          </table:table-cell>
        </table:table-row>
        <table:table-row table:style-name="ro1">
          <table:table-cell office:value-type="string">
            <text:p>Angoulême / Riverains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cun</text:p>
          </table:table-cell>
          <table:table-cell office:value-type="float" office:value="769937.5573">
            <text:p>769937,5573</text:p>
          </table:table-cell>
          <table:table-cell office:value-type="float" office:value="6277090.534">
            <text:p>6277090,5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15/10/2013</text:date>, <text:time>11:5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43" meta:object-count="0"/>
    <meta:generator>OpenOffice/4.0.1$Win32 OpenOffice.org_project/401m5$Build-9714</meta:generator>
  </office:meta>
</office:document-meta>
</file>